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18E0000018ECA8B6F8978845C50.png" manifest:media-type="image/png"/>
  <manifest:file-entry manifest:full-path="Pictures/100002010000018E0000018EBD486230B4FC5109.png" manifest:media-type="image/png"/>
  <manifest:file-entry manifest:full-path="Pictures/1000020000000094000000940444C3C9D205423F.png" manifest:media-type="image/png"/>
  <manifest:file-entry manifest:full-path="Pictures/100002000000009400000094183D941B7D80F4B0.png" manifest:media-type="image/png"/>
  <manifest:file-entry manifest:full-path="Pictures/10000201000000B4000000B4208AF0A64964E903.png" manifest:media-type="image/png"/>
  <manifest:file-entry manifest:full-path="Pictures/1000020000000094000000947840CCE6317D2720.png" manifest:media-type="image/png"/>
  <manifest:file-entry manifest:full-path="Pictures/100002000000009400000094885D4295E8021B8C.png" manifest:media-type="image/png"/>
  <manifest:file-entry manifest:full-path="Pictures/10000200000001CC000001CC8D30CC1D74D8248E.png" manifest:media-type="image/png"/>
  <manifest:file-entry manifest:full-path="Pictures/10000200000001A500000197197CCDDDCC66E692.png" manifest:media-type="image/png"/>
  <manifest:file-entry manifest:full-path="Pictures/10000200000002F4000001063CDF15509538B8F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Wingdings" svg:font-family="Wingdings" style:font-family-generic="roman" style:font-pitch="variable" style:font-charset="x-symbol"/>
    <style:font-face style:name="Arial Unicode MS" svg:font-family="'Arial Unicode MS'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2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Таблица1" style:family="table">
      <style:table-properties style:width="15.191cm" fo:margin-left="0.041cm" fo:margin-top="0cm" fo:margin-bottom="0cm" table:align="left" style:writing-mode="lr-tb"/>
    </style:style>
    <style:style style:name="Таблица1.A" style:family="table-column">
      <style:table-column-properties style:column-width="7.571cm"/>
    </style:style>
    <style:style style:name="Таблица1.B" style:family="table-column">
      <style:table-column-properties style:column-width="7.61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1.A2" style:family="table-cell">
      <style:table-cell-properties fo:padding-left="0.159cm" fo:padding-right="0.15cm" fo:padding-top="0.101cm" fo:padding-bottom="0.101cm" fo:border="0.5pt solid #000000"/>
    </style:style>
    <style:style style:name="Таблица1.B2" style:family="table-cell">
      <style:table-cell-properties fo:padding-left="0.159cm" fo:padding-right="0.15cm" fo:padding-top="0.101cm" fo:padding-bottom="0.101cm" fo:border="0.5pt solid #000000"/>
    </style:style>
    <style:style style:name="Таблица1.A3" style:family="table-cell">
      <style:table-cell-properties fo:padding-left="0.159cm" fo:padding-right="0.15cm" fo:padding-top="0.101cm" fo:padding-bottom="0.101cm" fo:border="0.5pt solid #000000"/>
    </style:style>
    <style:style style:name="Таблица1.B3" style:family="table-cell">
      <style:table-cell-properties fo:padding-left="0.159cm" fo:padding-right="0.15cm" fo:padding-top="0.101cm" fo:padding-bottom="0.101cm" fo:border="0.5pt solid #000000"/>
    </style:style>
    <style:style style:name="Таблица2" style:family="table">
      <style:table-properties style:width="16.972cm" fo:margin-left="0.041cm" fo:margin-top="0cm" fo:margin-bottom="0cm" table:align="left" style:writing-mode="lr-tb"/>
    </style:style>
    <style:style style:name="Таблица2.A" style:family="table-column">
      <style:table-column-properties style:column-width="4.355cm"/>
    </style:style>
    <style:style style:name="Таблица2.B" style:family="table-column">
      <style:table-column-properties style:column-width="3.286cm"/>
    </style:style>
    <style:style style:name="Таблица2.C" style:family="table-column">
      <style:table-column-properties style:column-width="9.33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2.A2" style:family="table-cell">
      <style:table-cell-properties fo:padding-left="0.159cm" fo:padding-right="0.15cm" fo:padding-top="0.101cm" fo:padding-bottom="0.101cm" fo:border="0.5pt solid #000000"/>
    </style:style>
    <style:style style:name="Таблица2.B2" style:family="table-cell">
      <style:table-cell-properties fo:padding-left="0.159cm" fo:padding-right="0.15cm" fo:padding-top="0.101cm" fo:padding-bottom="0.101cm" fo:border="0.5pt solid #000000"/>
    </style:style>
    <style:style style:name="Таблица2.C2" style:family="table-cell">
      <style:table-cell-properties fo:padding-left="0.159cm" fo:padding-right="0.15cm" fo:padding-top="0.101cm" fo:padding-bottom="0.101cm" fo:border="0.5pt solid #000000"/>
    </style:style>
    <style:style style:name="Таблица2.A3" style:family="table-cell">
      <style:table-cell-properties fo:padding-left="0.159cm" fo:padding-right="0.15cm" fo:padding-top="0.101cm" fo:padding-bottom="0.101cm" fo:border="0.5pt solid #000000"/>
    </style:style>
    <style:style style:name="Таблица2.B3" style:family="table-cell">
      <style:table-cell-properties fo:padding-left="0.159cm" fo:padding-right="0.15cm" fo:padding-top="0.101cm" fo:padding-bottom="0.101cm" fo:border="0.5pt solid #000000"/>
    </style:style>
    <style:style style:name="Таблица2.C3" style:family="table-cell">
      <style:table-cell-properties fo:padding-left="0.159cm" fo:padding-right="0.15cm" fo:padding-top="0.101cm" fo:padding-bottom="0.101cm" fo:border="0.5pt solid #000000"/>
    </style:style>
    <style:style style:name="Таблица2.A4" style:family="table-cell">
      <style:table-cell-properties fo:padding-left="0.159cm" fo:padding-right="0.15cm" fo:padding-top="0.101cm" fo:padding-bottom="0.101cm" fo:border="0.5pt solid #000000"/>
    </style:style>
    <style:style style:name="Таблица2.B4" style:family="table-cell">
      <style:table-cell-properties fo:padding-left="0.159cm" fo:padding-right="0.15cm" fo:padding-top="0.101cm" fo:padding-bottom="0.101cm" fo:border="0.5pt solid #000000"/>
    </style:style>
    <style:style style:name="Таблица2.C4" style:family="table-cell">
      <style:table-cell-properties fo:padding-left="0.159cm" fo:padding-right="0.15cm" fo:padding-top="0.101cm" fo:padding-bottom="0.101cm" fo:border="0.5pt solid #000000"/>
    </style:style>
    <style:style style:name="Таблица3" style:family="table">
      <style:table-properties style:width="14.159cm" fo:margin-left="0.023cm" fo:margin-top="0cm" fo:margin-bottom="0cm" table:align="left" style:writing-mode="lr-tb"/>
    </style:style>
    <style:style style:name="Таблица3.A" style:family="table-column">
      <style:table-column-properties style:column-width="6.011cm"/>
    </style:style>
    <style:style style:name="Таблица3.B" style:family="table-column">
      <style:table-column-properties style:column-width="8.146cm"/>
    </style:style>
    <style:style style:name="Таблица3.1" style:family="table-row">
      <style:table-row-properties style:min-row-height="0.356cm" fo:keep-together="auto"/>
    </style:style>
    <style:style style:name="Таблица3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3.2" style:family="table-row">
      <style:table-row-properties style:min-row-height="0.681cm" fo:keep-together="auto"/>
    </style:style>
    <style:style style:name="Таблица3.A2" style:family="table-cell">
      <style:table-cell-properties fo:padding-left="0.159cm" fo:padding-right="0.15cm" fo:padding-top="0.101cm" fo:padding-bottom="0.101cm" fo:border="0.5pt solid #000000"/>
    </style:style>
    <style:style style:name="Таблица3.B2" style:family="table-cell">
      <style:table-cell-properties fo:padding-left="0.159cm" fo:padding-right="0.15cm" fo:padding-top="0.101cm" fo:padding-bottom="0.101cm" fo:border="0.5pt solid #000000"/>
    </style:style>
    <style:style style:name="Таблица3.3" style:family="table-row">
      <style:table-row-properties style:min-row-height="0.69cm" fo:keep-together="auto"/>
    </style:style>
    <style:style style:name="Таблица3.A3" style:family="table-cell">
      <style:table-cell-properties fo:padding-left="0.159cm" fo:padding-right="0.15cm" fo:padding-top="0.101cm" fo:padding-bottom="0.101cm" fo:border="0.5pt solid #000000"/>
    </style:style>
    <style:style style:name="Таблица3.B3" style:family="table-cell">
      <style:table-cell-properties fo:padding-left="0.159cm" fo:padding-right="0.15cm" fo:padding-top="0.101cm" fo:padding-bottom="0.101cm" fo:border="0.5pt solid #000000"/>
    </style:style>
    <style:style style:name="Таблица4" style:family="table">
      <style:table-properties style:width="12.151cm" fo:margin-left="0.213cm" fo:margin-top="0cm" fo:margin-bottom="0cm" table:align="left" fo:background-color="#ced7e7" style:writing-mode="lr-tb">
        <style:background-image/>
      </style:table-properties>
    </style:style>
    <style:style style:name="Таблица4.A" style:family="table-column">
      <style:table-column-properties style:column-width="6.276cm"/>
    </style:style>
    <style:style style:name="Таблица4.B" style:family="table-column">
      <style:table-column-properties style:column-width="5.874cm"/>
    </style:style>
    <style:style style:name="Таблица4.1" style:family="table-row">
      <style:table-row-properties style:min-row-height="0.441cm" fo:keep-together="auto"/>
    </style:style>
    <style:style style:name="Таблица4.A1" style:family="table-cell">
      <style:table-cell-properties fo:background-color="#d9d9d9" fo:padding="0.141cm" fo:border="0.5pt solid #000000">
        <style:background-image/>
      </style:table-cell-properties>
    </style:style>
    <style:style style:name="Таблица4.2" style:family="table-row">
      <style:table-row-properties style:min-row-height="0.935cm" fo:keep-together="auto"/>
    </style:style>
    <style:style style:name="Таблица4.A2" style:family="table-cell">
      <style:table-cell-properties fo:background-color="#ced7e7" fo:padding="0.141cm" fo:border="0.5pt solid #000000">
        <style:background-image/>
      </style:table-cell-properties>
    </style:style>
    <style:style style:name="Таблица5" style:family="table">
      <style:table-properties style:width="13.176cm" fo:margin-left="0cm" fo:margin-top="0cm" fo:margin-bottom="0cm" table:align="left" fo:background-color="#ced7e7" style:writing-mode="lr-tb">
        <style:background-image/>
      </style:table-properties>
    </style:style>
    <style:style style:name="Таблица5.A" style:family="table-column">
      <style:table-column-properties style:column-width="3.14cm"/>
    </style:style>
    <style:style style:name="Таблица5.B" style:family="table-column">
      <style:table-column-properties style:column-width="3.052cm"/>
    </style:style>
    <style:style style:name="Таблица5.C" style:family="table-column">
      <style:table-column-properties style:column-width="0.474cm"/>
    </style:style>
    <style:style style:name="Таблица5.D" style:family="table-column">
      <style:table-column-properties style:column-width="3.226cm"/>
    </style:style>
    <style:style style:name="Таблица5.E" style:family="table-column">
      <style:table-column-properties style:column-width="3.284cm"/>
    </style:style>
    <style:style style:name="Таблица5.1" style:family="table-row">
      <style:table-row-properties style:min-row-height="0.822cm" fo:keep-together="auto"/>
    </style:style>
    <style:style style:name="Таблица5.A1" style:family="table-cell">
      <style:table-cell-properties fo:background-color="#d9d9d9" fo:padding="0.141cm" fo:border="0.5pt solid #000000">
        <style:background-image/>
      </style:table-cell-properties>
    </style:style>
    <style:style style:name="Таблица5.C1" style:family="table-cell">
      <style:table-cell-properties fo:background-color="#ced7e7" fo:padding="0.141cm" fo:border-left="0.5pt solid #000000" fo:border-right="0.5pt solid #000000" fo:border-top="none" fo:border-bottom="none">
        <style:background-image/>
      </style:table-cell-properties>
    </style:style>
    <style:style style:name="Таблица5.2" style:family="table-row">
      <style:table-row-properties style:min-row-height="2.708cm" fo:keep-together="auto"/>
    </style:style>
    <style:style style:name="Таблица5.A2" style:family="table-cell">
      <style:table-cell-properties fo:background-color="#ced7e7" fo:padding="0.141cm" fo:border="0.5pt solid #000000">
        <style:background-image/>
      </style:table-cell-properties>
    </style:style>
    <style:style style:name="Таблица6" style:family="table">
      <style:table-properties style:width="18.203cm" fo:margin-left="0.041cm" fo:margin-top="0cm" fo:margin-bottom="0cm" table:align="left" style:writing-mode="lr-tb"/>
    </style:style>
    <style:style style:name="Таблица6.A" style:family="table-column">
      <style:table-column-properties style:column-width="4.567cm"/>
    </style:style>
    <style:style style:name="Таблица6.B" style:family="table-column">
      <style:table-column-properties style:column-width="1.651cm"/>
    </style:style>
    <style:style style:name="Таблица6.C" style:family="table-column">
      <style:table-column-properties style:column-width="11.986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6.A2" style:family="table-cell">
      <style:table-cell-properties fo:padding-left="0.159cm" fo:padding-right="0.15cm" fo:padding-top="0.101cm" fo:padding-bottom="0.101cm" fo:border="0.5pt solid #000000"/>
    </style:style>
    <style:style style:name="Таблица6.B2" style:family="table-cell">
      <style:table-cell-properties fo:padding-left="0.159cm" fo:padding-right="0.15cm" fo:padding-top="0.101cm" fo:padding-bottom="0.101cm" fo:border="0.5pt solid #000000"/>
    </style:style>
    <style:style style:name="Таблица6.C2" style:family="table-cell">
      <style:table-cell-properties fo:padding-left="0.159cm" fo:padding-right="0.15cm" fo:padding-top="0.101cm" fo:padding-bottom="0.101cm" fo:border="0.5pt solid #000000"/>
    </style:style>
    <style:style style:name="Таблица6.A3" style:family="table-cell">
      <style:table-cell-properties fo:padding-left="0.159cm" fo:padding-right="0.15cm" fo:padding-top="0.101cm" fo:padding-bottom="0.101cm" fo:border="0.5pt solid #000000"/>
    </style:style>
    <style:style style:name="Таблица6.B3" style:family="table-cell">
      <style:table-cell-properties fo:padding-left="0.159cm" fo:padding-right="0.15cm" fo:padding-top="0.101cm" fo:padding-bottom="0.101cm" fo:border="0.5pt solid #000000"/>
    </style:style>
    <style:style style:name="Таблица6.C3" style:family="table-cell">
      <style:table-cell-properties fo:padding-left="0.159cm" fo:padding-right="0.15cm" fo:padding-top="0.101cm" fo:padding-bottom="0.101cm" fo:border="0.5pt solid #000000"/>
    </style:style>
    <style:style style:name="Таблица6.A4" style:family="table-cell">
      <style:table-cell-properties fo:padding-left="0.159cm" fo:padding-right="0.15cm" fo:padding-top="0.101cm" fo:padding-bottom="0.101cm" fo:border="0.5pt solid #000000"/>
    </style:style>
    <style:style style:name="Таблица6.B4" style:family="table-cell">
      <style:table-cell-properties fo:padding-left="0.159cm" fo:padding-right="0.15cm" fo:padding-top="0.101cm" fo:padding-bottom="0.101cm" fo:border="0.5pt solid #000000"/>
    </style:style>
    <style:style style:name="Таблица6.C4" style:family="table-cell">
      <style:table-cell-properties fo:padding-left="0.159cm" fo:padding-right="0.15cm" fo:padding-top="0.101cm" fo:padding-bottom="0.101cm" fo:border="0.5pt solid #000000"/>
    </style:style>
    <style:style style:name="Таблица6.A5" style:family="table-cell">
      <style:table-cell-properties fo:padding-left="0.159cm" fo:padding-right="0.15cm" fo:padding-top="0.101cm" fo:padding-bottom="0.101cm" fo:border="0.5pt solid #000000"/>
    </style:style>
    <style:style style:name="Таблица6.B5" style:family="table-cell">
      <style:table-cell-properties fo:padding-left="0.159cm" fo:padding-right="0.15cm" fo:padding-top="0.101cm" fo:padding-bottom="0.101cm" fo:border="0.5pt solid #000000"/>
    </style:style>
    <style:style style:name="Таблица6.C5" style:family="table-cell">
      <style:table-cell-properties fo:padding-left="0.159cm" fo:padding-right="0.15cm" fo:padding-top="0.101cm" fo:padding-bottom="0.101cm" fo:border="0.5pt solid #000000"/>
    </style:style>
    <style:style style:name="Таблица7" style:family="table">
      <style:table-properties style:width="18.256cm" fo:margin-left="-0.168cm" fo:margin-top="0cm" fo:margin-bottom="0cm" table:align="left" style:writing-mode="lr-tb"/>
    </style:style>
    <style:style style:name="Таблица7.A" style:family="table-column">
      <style:table-column-properties style:column-width="5.08cm"/>
    </style:style>
    <style:style style:name="Таблица7.B" style:family="table-column">
      <style:table-column-properties style:column-width="4.574cm"/>
    </style:style>
    <style:style style:name="Таблица7.C" style:family="table-column">
      <style:table-column-properties style:column-width="8.602cm"/>
    </style:style>
    <style:style style:name="Таблица7.1" style:family="table-row">
      <style:table-row-properties style:min-row-height="0.482cm" fo:keep-together="auto"/>
    </style:style>
    <style:style style:name="Таблица7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7.2" style:family="table-row">
      <style:table-row-properties style:min-row-height="1.385cm" fo:keep-together="auto"/>
    </style:style>
    <style:style style:name="Таблица7.A2" style:family="table-cell">
      <style:table-cell-properties fo:padding-left="0.159cm" fo:padding-right="0.15cm" fo:padding-top="0.101cm" fo:padding-bottom="0.101cm" fo:border="0.5pt solid #000000"/>
    </style:style>
    <style:style style:name="Таблица7.B2" style:family="table-cell">
      <style:table-cell-properties fo:padding-left="0.159cm" fo:padding-right="0.15cm" fo:padding-top="0.101cm" fo:padding-bottom="0.101cm" fo:border="0.5pt solid #000000"/>
    </style:style>
    <style:style style:name="Таблица7.C2" style:family="table-cell">
      <style:table-cell-properties fo:padding-left="0.159cm" fo:padding-right="0.15cm" fo:padding-top="0.101cm" fo:padding-bottom="0.101cm" fo:border="0.5pt solid #000000"/>
    </style:style>
    <style:style style:name="Таблица8" style:family="table">
      <style:table-properties style:width="16.461cm" fo:margin-left="0.041cm" fo:margin-top="0cm" fo:margin-bottom="0cm" table:align="left" style:writing-mode="lr-tb"/>
    </style:style>
    <style:style style:name="Таблица8.A" style:family="table-column">
      <style:table-column-properties style:column-width="11.22cm"/>
    </style:style>
    <style:style style:name="Таблица8.B" style:family="table-column">
      <style:table-column-properties style:column-width="5.239cm"/>
    </style:style>
    <style:style style:name="Таблица8.1" style:family="table-row">
      <style:table-row-properties style:min-row-height="0.51cm" fo:keep-together="auto"/>
    </style:style>
    <style:style style:name="Таблица8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8.2" style:family="table-row">
      <style:table-row-properties style:min-row-height="2.469cm" fo:keep-together="auto"/>
    </style:style>
    <style:style style:name="Таблица8.A2" style:family="table-cell">
      <style:table-cell-properties style:vertical-align="middle" fo:padding-left="0.159cm" fo:padding-right="0.15cm" fo:padding-top="0.101cm" fo:padding-bottom="0.101cm" fo:border="0.5pt solid #000000"/>
    </style:style>
    <style:style style:name="Таблица8.B2" style:family="table-cell">
      <style:table-cell-properties fo:padding-left="0.159cm" fo:padding-right="0.15cm" fo:padding-top="0.101cm" fo:padding-bottom="0.101cm" fo:border="0.5pt solid #000000"/>
    </style:style>
    <style:style style:name="Таблица8.3" style:family="table-row">
      <style:table-row-properties style:min-row-height="3.47cm" fo:keep-together="auto"/>
    </style:style>
    <style:style style:name="Таблица8.B3" style:family="table-cell">
      <style:table-cell-properties fo:padding-left="0.159cm" fo:padding-right="0.15cm" fo:padding-top="0.101cm" fo:padding-bottom="0.101cm" fo:border="0.5pt solid #000000"/>
    </style:style>
    <style:style style:name="Таблица9" style:family="table">
      <style:table-properties style:width="19.71cm" fo:margin-left="-0.51cm" fo:margin-top="0cm" fo:margin-bottom="0cm" table:align="left" style:writing-mode="lr-tb"/>
    </style:style>
    <style:style style:name="Таблица9.A" style:family="table-column">
      <style:table-column-properties style:column-width="4.828cm"/>
    </style:style>
    <style:style style:name="Таблица9.B" style:family="table-column">
      <style:table-column-properties style:column-width="5.717cm"/>
    </style:style>
    <style:style style:name="Таблица9.C" style:family="table-column">
      <style:table-column-properties style:column-width="9.165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Таблица9.2" style:family="table-row">
      <style:table-row-properties style:min-row-height="3.665cm" fo:keep-together="auto"/>
    </style:style>
    <style:style style:name="Таблица9.A2" style:family="table-cell">
      <style:table-cell-properties fo:padding-left="0.199cm" fo:padding-right="0.191cm" fo:padding-top="0cm" fo:padding-bottom="0cm" fo:border="0.5pt solid #000000"/>
    </style:style>
    <style:style style:name="Таблица9.B2" style:family="table-cell">
      <style:table-cell-properties fo:padding-left="0.199cm" fo:padding-right="0.191cm" fo:padding-top="0cm" fo:padding-bottom="0cm" fo:border="0.5pt solid #000000"/>
    </style:style>
    <style:style style:name="Таблица9.C2" style:family="table-cell">
      <style:table-cell-properties fo:padding-left="0.199cm" fo:padding-right="0.191cm" fo:padding-top="0cm" fo:padding-bottom="0cm" fo:border="0.5pt solid #000000"/>
    </style:style>
    <style:style style:name="Таблица9.A3" style:family="table-cell">
      <style:table-cell-properties fo:padding-left="0.199cm" fo:padding-right="0.191cm" fo:padding-top="0cm" fo:padding-bottom="0cm" fo:border="0.5pt solid #000000"/>
    </style:style>
    <style:style style:name="Таблица9.B3" style:family="table-cell">
      <style:table-cell-properties fo:padding-left="0.199cm" fo:padding-right="0.191cm" fo:padding-top="0cm" fo:padding-bottom="0cm" fo:border="0.5pt solid #000000"/>
    </style:style>
    <style:style style:name="Таблица9.C3" style:family="table-cell">
      <style:table-cell-properties fo:padding-left="0.199cm" fo:padding-right="0.191cm" fo:padding-top="0cm" fo:padding-bottom="0cm" fo:border="0.5pt solid #000000"/>
    </style:style>
    <style:style style:name="Таблица10" style:family="table">
      <style:table-properties style:width="12.174cm" fo:margin-left="0.349cm" fo:margin-top="0cm" fo:margin-bottom="0cm" table:align="left" style:writing-mode="lr-tb"/>
    </style:style>
    <style:style style:name="Таблица10.A" style:family="table-column">
      <style:table-column-properties style:column-width="5.348cm"/>
    </style:style>
    <style:style style:name="Таблица10.B" style:family="table-column">
      <style:table-column-properties style:column-width="6.824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Таблица10.2" style:family="table-row">
      <style:table-row-properties style:min-row-height="1.579cm" fo:keep-together="auto"/>
    </style:style>
    <style:style style:name="Таблица10.A2" style:family="table-cell">
      <style:table-cell-properties fo:padding-left="0.199cm" fo:padding-right="0.191cm" fo:padding-top="0cm" fo:padding-bottom="0cm" fo:border="0.5pt solid #000000"/>
    </style:style>
    <style:style style:name="Таблица10.B2" style:family="table-cell">
      <style:table-cell-properties fo:padding-left="0.199cm" fo:padding-right="0.191cm" fo:padding-top="0cm" fo:padding-bottom="0cm" fo:border="0.5pt solid #000000"/>
    </style:style>
    <style:style style:name="Таблица11" style:family="table">
      <style:table-properties style:width="6.223cm" fo:margin-left="0cm" fo:margin-top="0cm" fo:margin-bottom="0cm" table:align="left" style:writing-mode="lr-tb"/>
    </style:style>
    <style:style style:name="Таблица11.A" style:family="table-column">
      <style:table-column-properties style:column-width="3.522cm"/>
    </style:style>
    <style:style style:name="Таблица11.B" style:family="table-column">
      <style:table-column-properties style:column-width="2.699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fo:padding-left="0.199cm" fo:padding-right="0.191cm" fo:padding-top="0cm" fo:padding-bottom="0cm" fo:border="0.5pt solid #000000"/>
    </style:style>
    <style:style style:name="Таблица12" style:family="table">
      <style:table-properties style:width="17.369cm" fo:margin-left="-0.51cm" fo:margin-top="0cm" fo:margin-bottom="0cm" table:align="left" style:writing-mode="lr-tb"/>
    </style:style>
    <style:style style:name="Таблица12.A" style:family="table-column">
      <style:table-column-properties style:column-width="4.51cm"/>
    </style:style>
    <style:style style:name="Таблица12.B" style:family="table-column">
      <style:table-column-properties style:column-width="12.857cm"/>
    </style:style>
    <style:style style:name="Таблица12.1" style:family="table-row">
      <style:table-row-properties fo:keep-together="auto"/>
    </style:style>
    <style:style style:name="Таблица12.A1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Таблица12.2" style:family="table-row">
      <style:table-row-properties style:min-row-height="1.261cm" fo:keep-together="auto"/>
    </style:style>
    <style:style style:name="Таблица12.A2" style:family="table-cell">
      <style:table-cell-properties fo:padding-left="0.199cm" fo:padding-right="0.191cm" fo:padding-top="0cm" fo:padding-bottom="0cm" fo:border="0.5pt solid #000000"/>
    </style:style>
    <style:style style:name="Таблица12.B2" style:family="table-cell">
      <style:table-cell-properties fo:padding-left="0.199cm" fo:padding-right="0.191cm" fo:padding-top="0cm" fo:padding-bottom="0cm" fo:border="0.5pt solid #000000"/>
    </style:style>
    <style:style style:name="Таблица13" style:family="table">
      <style:table-properties style:width="17.369cm" fo:margin-left="-0.51cm" fo:margin-top="0cm" fo:margin-bottom="0cm" table:align="left" style:writing-mode="lr-tb"/>
    </style:style>
    <style:style style:name="Таблица13.A" style:family="table-column">
      <style:table-column-properties style:column-width="4.51cm"/>
    </style:style>
    <style:style style:name="Таблица13.B" style:family="table-column">
      <style:table-column-properties style:column-width="12.857cm"/>
    </style:style>
    <style:style style:name="Таблица13.1" style:family="table-row">
      <style:table-row-properties fo:keep-together="auto"/>
    </style:style>
    <style:style style:name="Таблица13.A1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Таблица13.2" style:family="table-row">
      <style:table-row-properties style:min-row-height="1.261cm" fo:keep-together="auto"/>
    </style:style>
    <style:style style:name="Таблица13.A2" style:family="table-cell">
      <style:table-cell-properties fo:padding-left="0.199cm" fo:padding-right="0.191cm" fo:padding-top="0cm" fo:padding-bottom="0cm" fo:border="0.5pt solid #000000"/>
    </style:style>
    <style:style style:name="Таблица13.B2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text-properties fo:language="bg" fo:country="BG"/>
    </style:style>
    <style:style style:name="P2" style:family="paragraph" style:parent-style-name="Standard">
      <style:text-properties fo:language="bg" fo:country="BG" style:font-name-complex="Calibri2"/>
    </style:style>
    <style:style style:name="P3" style:family="paragraph" style:parent-style-name="Standard">
      <style:paragraph-properties>
        <style:tab-stops>
          <style:tab-stop style:position="1.27cm"/>
        </style:tab-stops>
      </style:paragraph-properties>
    </style:style>
    <style:style style:name="P4" style:family="paragraph" style:parent-style-name="Standard">
      <style:text-properties style:font-name="Consolas" style:font-name-complex="Calibri2"/>
    </style:style>
    <style:style style:name="P5" style:family="paragraph" style:parent-style-name="Standard">
      <style:paragraph-properties fo:margin-top="0cm" fo:margin-bottom="0cm" loext:contextual-spacing="false" fo:line-height="100%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7" style:family="paragraph" style:parent-style-name="Standard">
      <style:paragraph-properties fo:margin-top="0.141cm" fo:margin-bottom="0cm" loext:contextual-spacing="false" fo:line-height="100%"/>
    </style:style>
    <style:style style:name="P8" style:family="paragraph" style:parent-style-name="Standard">
      <style:paragraph-properties fo:margin-top="0.141cm" fo:margin-bottom="0cm" loext:contextual-spacing="false" fo:line-height="100%" fo:text-align="center" style:justify-single-word="false"/>
    </style:style>
    <style:style style:name="P9" style:family="paragraph" style:parent-style-name="Standard">
      <style:paragraph-properties fo:margin-top="0.141cm" fo:margin-bottom="0cm" loext:contextual-spacing="false" fo:line-height="100%"/>
      <style:text-properties fo:font-size="10pt" style:font-name-asian="Calibri2" style:font-size-asian="10pt" style:language-asian="bg" style:country-asian="BG" style:font-size-complex="10pt"/>
    </style:style>
    <style:style style:name="P10" style:family="paragraph" style:parent-style-name="Standard">
      <style:paragraph-properties fo:margin-top="0.141cm" fo:margin-bottom="0cm" loext:contextual-spacing="false" fo:line-height="100%" fo:text-align="center" style:justify-single-word="false"/>
      <style:text-properties fo:font-size="10pt" style:font-name-asian="Calibri2" style:font-size-asian="10pt" style:language-asian="bg" style:country-asian="BG" style:font-size-complex="10pt"/>
    </style:style>
    <style:style style:name="P11" style:family="paragraph" style:parent-style-name="Standard">
      <style:paragraph-properties fo:margin-left="0cm" fo:margin-right="1.674cm" fo:margin-top="0.141cm" fo:margin-bottom="0cm" loext:contextual-spacing="false" fo:line-height="100%" fo:text-align="center" style:justify-single-word="false" fo:text-indent="0cm" style:auto-text-indent="false"/>
    </style:style>
    <style:style style:name="P12" style:family="paragraph" style:parent-style-name="Heading_20_3">
      <style:paragraph-properties fo:margin-top="0.141cm" fo:margin-bottom="0.141cm" loext:contextual-spacing="false">
        <style:tab-stops>
          <style:tab-stop style:position="0.501cm"/>
          <style:tab-stop style:position="1.002cm"/>
          <style:tab-stop style:position="1.503cm"/>
          <style:tab-stop style:position="2.004cm"/>
          <style:tab-stop style:position="2.505cm"/>
          <style:tab-stop style:position="3.006cm"/>
          <style:tab-stop style:position="3.507cm"/>
          <style:tab-stop style:position="4.008cm"/>
          <style:tab-stop style:position="4.509cm"/>
          <style:tab-stop style:position="5.009cm"/>
          <style:tab-stop style:position="5.51cm"/>
          <style:tab-stop style:position="6.011cm"/>
          <style:tab-stop style:position="6.512cm"/>
          <style:tab-stop style:position="7.013cm"/>
          <style:tab-stop style:position="7.514cm"/>
          <style:tab-stop style:position="8.015cm"/>
          <style:tab-stop style:position="8.516cm"/>
          <style:tab-stop style:position="9.017cm"/>
          <style:tab-stop style:position="9.518cm"/>
          <style:tab-stop style:position="10.019cm"/>
          <style:tab-stop style:position="10.52cm"/>
          <style:tab-stop style:position="11.021cm"/>
          <style:tab-stop style:position="11.522cm"/>
          <style:tab-stop style:position="12.023cm"/>
          <style:tab-stop style:position="12.524cm"/>
          <style:tab-stop style:position="13.025cm"/>
          <style:tab-stop style:position="13.526cm"/>
          <style:tab-stop style:position="14.026cm"/>
          <style:tab-stop style:position="14.527cm"/>
          <style:tab-stop style:position="15.028cm"/>
          <style:tab-stop style:position="15.529cm"/>
          <style:tab-stop style:position="16.03cm"/>
          <style:tab-stop style:position="16.531cm"/>
          <style:tab-stop style:position="17.032cm"/>
          <style:tab-stop style:position="17.533cm"/>
          <style:tab-stop style:position="18.034cm"/>
        </style:tab-stops>
      </style:paragraph-properties>
    </style:style>
    <style:style style:name="P13" style:family="paragraph" style:parent-style-name="Heading_20_2" style:list-style-name="WWNum4"/>
    <style:style style:name="P14" style:family="paragraph" style:parent-style-name="Heading_20_2" style:list-style-name="WWNum6"/>
    <style:style style:name="P15" style:family="paragraph" style:parent-style-name="Heading_20_2" style:list-style-name="WWNum15"/>
    <style:style style:name="P16" style:family="paragraph" style:parent-style-name="Heading_20_2" style:list-style-name="WWNum16">
      <style:paragraph-properties>
        <style:tab-stops>
          <style:tab-stop style:position="1.002cm"/>
          <style:tab-stop style:position="1.503cm"/>
          <style:tab-stop style:position="2.004cm"/>
          <style:tab-stop style:position="2.505cm"/>
          <style:tab-stop style:position="3.006cm"/>
          <style:tab-stop style:position="3.507cm"/>
          <style:tab-stop style:position="4.008cm"/>
          <style:tab-stop style:position="4.509cm"/>
          <style:tab-stop style:position="5.009cm"/>
          <style:tab-stop style:position="5.51cm"/>
          <style:tab-stop style:position="6.011cm"/>
          <style:tab-stop style:position="6.512cm"/>
          <style:tab-stop style:position="7.013cm"/>
          <style:tab-stop style:position="7.514cm"/>
          <style:tab-stop style:position="8.015cm"/>
          <style:tab-stop style:position="8.516cm"/>
          <style:tab-stop style:position="9.017cm"/>
          <style:tab-stop style:position="9.518cm"/>
          <style:tab-stop style:position="10.019cm"/>
          <style:tab-stop style:position="10.52cm"/>
          <style:tab-stop style:position="11.021cm"/>
          <style:tab-stop style:position="11.522cm"/>
          <style:tab-stop style:position="12.023cm"/>
          <style:tab-stop style:position="12.524cm"/>
          <style:tab-stop style:position="13.025cm"/>
          <style:tab-stop style:position="13.526cm"/>
          <style:tab-stop style:position="14.026cm"/>
          <style:tab-stop style:position="14.527cm"/>
          <style:tab-stop style:position="15.028cm"/>
          <style:tab-stop style:position="15.529cm"/>
          <style:tab-stop style:position="16.03cm"/>
          <style:tab-stop style:position="16.531cm"/>
          <style:tab-stop style:position="17.032cm"/>
          <style:tab-stop style:position="17.533cm"/>
          <style:tab-stop style:position="18.034cm"/>
        </style:tab-stops>
      </style:paragraph-properties>
    </style:style>
    <style:style style:name="P17" style:family="paragraph" style:parent-style-name="Heading_20_2" style:list-style-name="WWNum14"/>
    <style:style style:name="P18" style:family="paragraph" style:parent-style-name="Heading_20_2" style:list-style-name="WWNum2">
      <style:paragraph-properties fo:margin-left="0.635cm" fo:margin-right="0cm" fo:text-indent="-0.635cm" style:auto-text-indent="false"/>
    </style:style>
    <style:style style:name="P19" style:family="paragraph" style:parent-style-name="Heading_20_2" style:list-style-name="">
      <style:paragraph-properties fo:margin-left="0.635cm" fo:margin-right="0cm" fo:text-indent="-0.635cm" style:auto-text-indent="false"/>
    </style:style>
    <style:style style:name="P20" style:family="paragraph" style:parent-style-name="Heading_20_2" style:list-style-name="WWNum18">
      <style:paragraph-properties fo:margin-left="0.635cm" fo:margin-right="0cm" fo:text-indent="-0.635cm" style:auto-text-indent="false"/>
    </style:style>
    <style:style style:name="P21" style:family="paragraph" style:parent-style-name="Heading_20_2" style:list-style-name="WWNum2">
      <style:paragraph-properties fo:margin-left="0.635cm" fo:margin-right="0cm" fo:margin-top="0.212cm" fo:margin-bottom="0.141cm" loext:contextual-spacing="false" fo:text-indent="-0.635cm" style:auto-text-indent="false">
        <style:tab-stops>
          <style:tab-stop style:position="3.251cm"/>
        </style:tab-stops>
      </style:paragraph-properties>
    </style:style>
    <style:style style:name="P22" style:family="paragraph" style:parent-style-name="Header">
      <style:paragraph-properties fo:margin-left="0cm" fo:margin-right="0cm" fo:text-indent="-2cm" style:auto-text-indent="false"/>
    </style:style>
    <style:style style:name="P23" style:family="paragraph" style:parent-style-name="List_20_Paragraph" style:list-style-name="WWNum17"/>
    <style:style style:name="P24" style:family="paragraph" style:parent-style-name="List_20_Paragraph" style:list-style-name="WWNum9"/>
    <style:style style:name="P25" style:family="paragraph" style:parent-style-name="List_20_Paragraph">
      <style:text-properties fo:language="bg" fo:country="BG" style:font-name-complex="Calibri2"/>
    </style:style>
    <style:style style:name="P26" style:family="paragraph" style:parent-style-name="List_20_Paragraph" style:list-style-name="WWNum12"/>
    <style:style style:name="P27" style:family="paragraph" style:parent-style-name="List_20_Paragraph" style:list-style-name="WWNum11"/>
    <style:style style:name="P28" style:family="paragraph" style:parent-style-name="List_20_Paragraph" style:list-style-name="WWNum10"/>
    <style:style style:name="P29" style:family="paragraph" style:parent-style-name="List_20_Paragraph" style:list-style-name="WWNum7">
      <style:paragraph-properties fo:margin-top="0.141cm" fo:margin-bottom="0.212cm" loext:contextual-spacing="false"/>
    </style:style>
    <style:style style:name="P30" style:family="paragraph" style:parent-style-name="List_20_Paragraph" style:list-style-name="WWNum8">
      <style:paragraph-properties fo:margin-top="0.141cm" fo:margin-bottom="0.282cm" loext:contextual-spacing="true"/>
    </style:style>
    <style:style style:name="P31" style:family="paragraph" style:parent-style-name="Code" style:list-style-name="WWNum13"/>
    <style:style style:name="P32" style:family="paragraph" style:parent-style-name="Code">
      <style:paragraph-properties fo:margin-top="0.141cm" fo:margin-bottom="0cm" loext:contextual-spacing="false" fo:line-height="100%"/>
    </style:style>
    <style:style style:name="P33" style:family="paragraph" style:parent-style-name="Code">
      <style:paragraph-properties fo:margin-top="0.141cm" fo:margin-bottom="0cm" loext:contextual-spacing="false" fo:line-height="100%"/>
      <style:text-properties fo:font-weight="normal" style:font-weight-asian="normal" style:font-name-complex="Calibri2"/>
    </style:style>
    <style:style style:name="P34" style:family="paragraph" style:parent-style-name="Body">
      <style:paragraph-properties>
        <style:tab-stops>
          <style:tab-stop style:position="0.501cm"/>
          <style:tab-stop style:position="1.002cm"/>
          <style:tab-stop style:position="1.503cm"/>
          <style:tab-stop style:position="2.004cm"/>
          <style:tab-stop style:position="2.505cm"/>
          <style:tab-stop style:position="3.006cm"/>
          <style:tab-stop style:position="3.507cm"/>
          <style:tab-stop style:position="4.008cm"/>
          <style:tab-stop style:position="4.509cm"/>
          <style:tab-stop style:position="5.009cm"/>
          <style:tab-stop style:position="5.51cm"/>
          <style:tab-stop style:position="6.011cm"/>
          <style:tab-stop style:position="6.512cm"/>
          <style:tab-stop style:position="7.013cm"/>
          <style:tab-stop style:position="7.514cm"/>
          <style:tab-stop style:position="8.015cm"/>
          <style:tab-stop style:position="8.516cm"/>
          <style:tab-stop style:position="9.017cm"/>
          <style:tab-stop style:position="9.518cm"/>
          <style:tab-stop style:position="10.019cm"/>
          <style:tab-stop style:position="10.52cm"/>
          <style:tab-stop style:position="11.021cm"/>
          <style:tab-stop style:position="11.522cm"/>
          <style:tab-stop style:position="12.023cm"/>
          <style:tab-stop style:position="12.524cm"/>
          <style:tab-stop style:position="13.025cm"/>
          <style:tab-stop style:position="13.526cm"/>
          <style:tab-stop style:position="14.026cm"/>
          <style:tab-stop style:position="14.527cm"/>
          <style:tab-stop style:position="15.028cm"/>
          <style:tab-stop style:position="15.529cm"/>
          <style:tab-stop style:position="16.03cm"/>
          <style:tab-stop style:position="16.531cm"/>
          <style:tab-stop style:position="17.032cm"/>
          <style:tab-stop style:position="17.533cm"/>
          <style:tab-stop style:position="18.034cm"/>
        </style:tab-stops>
      </style:paragraph-properties>
    </style:style>
    <style:style style:name="P35" style:family="paragraph" style:parent-style-name="Body">
      <style:paragraph-properties fo:margin-top="0cm" fo:margin-bottom="0cm" loext:contextual-spacing="false" fo:text-align="center" style:justify-single-word="false"/>
    </style:style>
    <style:style style:name="P36" style:family="paragraph" style:parent-style-name="Body">
      <style:paragraph-properties fo:margin-top="0cm" fo:margin-bottom="0cm" loext:contextual-spacing="false" fo:text-align="center" style:justify-single-word="false">
        <style:tab-stops>
          <style:tab-stop style:position="0.501cm"/>
          <style:tab-stop style:position="1.002cm"/>
          <style:tab-stop style:position="1.503cm"/>
          <style:tab-stop style:position="2.004cm"/>
          <style:tab-stop style:position="2.505cm"/>
        </style:tab-stops>
      </style:paragraph-properties>
    </style:style>
    <style:style style:name="P37" style:family="paragraph" style:parent-style-name="Body">
      <style:paragraph-properties fo:margin-top="0cm" fo:margin-bottom="0cm" loext:contextual-spacing="false" fo:line-height="100%"/>
    </style:style>
    <style:style style:name="P38" style:family="paragraph" style:parent-style-name="Body">
      <style:paragraph-properties fo:margin-top="0cm" fo:margin-bottom="0cm" loext:contextual-spacing="false" fo:line-height="100%" fo:text-align="center" style:justify-single-word="false"/>
    </style:style>
    <style:style style:name="P39" style:family="paragraph" style:parent-style-name="Body">
      <style:paragraph-properties fo:margin-top="0cm" fo:margin-bottom="0cm" loext:contextual-spacing="false" fo:line-height="100%" fo:text-align="center" style:justify-single-word="false">
        <style:tab-stops>
          <style:tab-stop style:position="0.501cm"/>
          <style:tab-stop style:position="1.002cm"/>
          <style:tab-stop style:position="1.503cm"/>
          <style:tab-stop style:position="2.004cm"/>
          <style:tab-stop style:position="2.505cm"/>
        </style:tab-stops>
      </style:paragraph-properties>
    </style:style>
    <style:style style:name="P40" style:family="paragraph" style:parent-style-name="Body">
      <style:paragraph-properties fo:margin-top="0cm" fo:margin-bottom="0cm" loext:contextual-spacing="false" fo:line-height="100%">
        <style:tab-stops>
          <style:tab-stop style:position="0.501cm"/>
          <style:tab-stop style:position="1.002cm"/>
          <style:tab-stop style:position="1.503cm"/>
          <style:tab-stop style:position="2.004cm"/>
          <style:tab-stop style:position="2.505cm"/>
        </style:tab-stops>
      </style:paragraph-properties>
    </style:style>
    <style:style style:name="P41" style:family="paragraph" style:parent-style-name="Heading_20_1" style:master-page-name="Standard">
      <style:paragraph-properties style:page-number="auto"/>
    </style:style>
    <style:style style:name="P42" style:family="paragraph" style:parent-style-name="Frame_20_contents">
      <style:paragraph-properties fo:margin-top="0cm" fo:margin-bottom="0cm" loext:contextual-spacing="false" fo:line-height="100%"/>
      <style:text-properties fo:color="#000000"/>
    </style:style>
    <style:style style:name="P43" style:family="paragraph" style:parent-style-name="Frame_20_contents">
      <style:paragraph-properties fo:margin-top="0.071cm" fo:margin-bottom="0.176cm" loext:contextual-spacing="false" fo:line-height="100%"/>
    </style:style>
    <style:style style:name="P44" style:family="paragraph" style:parent-style-name="Frame_20_contents">
      <style:paragraph-properties fo:margin-left="1cm" fo:margin-right="0cm" fo:line-height="100%" fo:text-indent="0.501cm" style:auto-text-indent="false"/>
    </style:style>
    <style:style style:name="P45" style:family="paragraph" style:parent-style-name="Frame_20_contents">
      <style:paragraph-properties fo:margin-top="0.141cm" fo:margin-bottom="0cm" loext:contextual-spacing="false" fo:line-height="100%" fo:text-align="end" style:justify-single-word="false"/>
      <style:text-properties fo:color="#000000"/>
    </style:style>
    <style:style style:name="P46" style:family="paragraph">
      <loext:graphic-properties draw:fill="none"/>
      <style:paragraph-properties fo:text-align="start"/>
      <style:text-properties fo:font-size="18pt"/>
    </style:style>
    <style:style style:name="P47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language="bg" fo:country="BG"/>
    </style:style>
    <style:style style:name="T2" style:family="text">
      <style:text-properties fo:language="bg" fo:country="BG" style:font-name-complex="Calibri2"/>
    </style:style>
    <style:style style:name="T3" style:family="text">
      <style:text-properties fo:language="bg" fo:country="BG" style:font-name-complex="Calibri2" style:font-weight-complex="bold"/>
    </style:style>
    <style:style style:name="T4" style:family="text">
      <style:text-properties fo:language="bg" fo:country="BG" fo:font-weight="bold" style:font-weight-asian="bold" style:font-name-complex="Calibri2"/>
    </style:style>
    <style:style style:name="T5" style:family="text">
      <style:text-properties fo:language="bg" fo:country="BG" fo:font-style="italic" style:font-style-asian="italic" style:font-name-complex="Calibri2"/>
    </style:style>
    <style:style style:name="T6" style:family="text">
      <style:text-properties fo:language="bg" fo:country="BG" fo:font-weight="normal" style:font-weight-asian="normal" style:font-name-complex="Calibri2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name-complex="Calibri2"/>
    </style:style>
    <style:style style:name="T9" style:family="text">
      <style:text-properties fo:font-weight="bold" style:font-weight-asian="bold" style:font-name-complex="Calibri2"/>
    </style:style>
    <style:style style:name="T10" style:family="text">
      <style:text-properties fo:font-weight="bold" style:font-weight-asian="bold" style:font-name-complex="Calibri2" style:font-weight-complex="bold"/>
    </style:style>
    <style:style style:name="T11" style:family="text">
      <style:text-properties style:font-name="Consolas"/>
    </style:style>
    <style:style style:name="T12" style:family="text">
      <style:text-properties style:font-name="Consolas" fo:font-weight="bold" style:font-weight-asian="bold"/>
    </style:style>
    <style:style style:name="T13" style:family="text">
      <style:text-properties style:font-name="Consolas" fo:font-weight="bold" style:font-weight-asian="bold" style:font-name-complex="Calibri2"/>
    </style:style>
    <style:style style:name="T14" style:family="text">
      <style:text-properties style:font-name="Consolas" fo:font-weight="bold" style:font-weight-asian="bold" style:font-name-complex="Calibri2" style:font-weight-complex="bold"/>
    </style:style>
    <style:style style:name="T15" style:family="text">
      <style:text-properties style:font-name="Consolas" fo:font-weight="bold" style:font-name-asian="Consolas1" style:font-weight-asian="bold" style:font-name-complex="Calibri2"/>
    </style:style>
    <style:style style:name="T16" style:family="text">
      <style:text-properties style:font-name="Consolas" fo:language="bg" fo:country="BG"/>
    </style:style>
    <style:style style:name="T17" style:family="text">
      <style:text-properties style:font-name="Consolas" fo:language="bg" fo:country="BG" style:font-weight-complex="bold"/>
    </style:style>
    <style:style style:name="T18" style:family="text">
      <style:text-properties style:font-name="Consolas" fo:language="bg" fo:country="BG" fo:font-weight="bold" style:font-weight-asian="bold" style:font-name-complex="Calibri2"/>
    </style:style>
    <style:style style:name="T19" style:family="text">
      <style:text-properties style:font-name="Consolas" fo:language="bg" fo:country="BG" fo:font-weight="bold" style:font-weight-asian="bold" style:font-name-complex="Calibri2" style:font-weight-complex="bold"/>
    </style:style>
    <style:style style:name="T20" style:family="text">
      <style:text-properties style:font-name="Consolas" fo:language="bg" fo:country="BG" style:font-name-asian="Consolas1" style:font-name-complex="Calibri2"/>
    </style:style>
    <style:style style:name="T21" style:family="text">
      <style:text-properties style:font-name="Consolas" fo:language="bg" fo:country="BG" style:font-name-complex="Calibri2"/>
    </style:style>
    <style:style style:name="T22" style:family="text">
      <style:text-properties style:font-name="Consolas" fo:language="bg" fo:country="BG" style:font-name-complex="Calibri2" style:font-weight-complex="bold"/>
    </style:style>
    <style:style style:name="T23" style:family="text">
      <style:text-properties style:font-name="Consolas" style:font-weight-complex="bold"/>
    </style:style>
    <style:style style:name="T24" style:family="text">
      <style:text-properties style:font-name="Consolas" style:font-name-complex="Calibri2"/>
    </style:style>
    <style:style style:name="T25" style:family="text">
      <style:text-properties style:font-name="Consolas" style:font-name-complex="Calibri2" style:font-weight-complex="bold"/>
    </style:style>
    <style:style style:name="T26" style:family="text">
      <style:text-properties style:font-name="Consolas" style:font-name-complex="Calibri2" style:font-weight-complex="bold" fo:background-color="#ff0000"/>
    </style:style>
    <style:style style:name="T27" style:family="text">
      <style:text-properties style:font-name="Consolas" style:font-name-complex="Calibri2" style:font-weight-complex="bold" fo:background-color="#ffff00"/>
    </style:style>
    <style:style style:name="T28" style:family="text">
      <style:text-properties style:font-name="Consolas" style:font-name-complex="Calibri2" fo:background-color="#ffff00"/>
    </style:style>
    <style:style style:name="T29" style:family="text">
      <style:text-properties style:font-name="Consolas" fo:language="en" fo:country="US" style:font-name-complex="Calibri2"/>
    </style:style>
    <style:style style:name="T30" style:family="text">
      <style:text-properties style:font-name="Consolas" fo:language="en" fo:country="US" style:font-name-complex="Calibri2" style:font-weight-complex="bold"/>
    </style:style>
    <style:style style:name="T31" style:family="text">
      <style:text-properties style:font-name="Consolas" fo:language="en" fo:country="US" style:font-name-asian="Consolas1" style:font-name-complex="Calibri2"/>
    </style:style>
    <style:style style:name="T32" style:family="text">
      <style:text-properties style:font-name="Consolas" fo:font-size="11pt" style:font-size-asian="11pt" style:font-name-complex="Calibri2"/>
    </style:style>
    <style:style style:name="T33" style:family="text">
      <style:text-properties style:font-name="Consolas" fo:font-size="11pt" style:font-size-asian="11pt" style:font-name-complex="Calibri2" style:font-weight-complex="bold"/>
    </style:style>
    <style:style style:name="T34" style:family="text">
      <style:text-properties style:font-name="Consolas" fo:font-size="11pt" fo:language="en" fo:country="US" style:font-size-asian="11pt" style:font-name-complex="Calibri2" style:font-weight-complex="bold"/>
    </style:style>
    <style:style style:name="T35" style:family="text">
      <style:text-properties style:font-name-complex="Calibri2"/>
    </style:style>
    <style:style style:name="T36" style:family="text">
      <style:text-properties style:font-name-complex="Calibri2" style:font-weight-complex="bold"/>
    </style:style>
    <style:style style:name="T37" style:family="text">
      <style:text-properties style:font-name-complex="Calibri2" style:font-weight-complex="bold" fo:background-color="#ffff00"/>
    </style:style>
    <style:style style:name="T38" style:family="text">
      <style:text-properties style:font-name="Wingdings" style:font-name-asian="Wingdings2" style:font-name-complex="Wingdings2" style:font-weight-complex="bold"/>
    </style:style>
    <style:style style:name="T39" style:family="text">
      <style:text-properties style:font-name="Calibri" fo:language="en" fo:country="US" fo:font-weight="bold" style:font-weight-asian="bold" style:font-name-complex="Calibri2"/>
    </style:style>
    <style:style style:name="T40" style:family="text">
      <style:text-properties style:font-name="Calibri" fo:language="en" fo:country="US" fo:font-weight="bold" style:font-weight-asian="bold" style:font-name-complex="Calibri2" style:font-weight-complex="bold"/>
    </style:style>
    <style:style style:name="T41" style:family="text">
      <style:text-properties style:font-name="Calibri" fo:language="en" fo:country="US" style:font-name-complex="Calibri2"/>
    </style:style>
    <style:style style:name="T42" style:family="text">
      <style:text-properties style:font-name="Calibri" fo:language="bg" fo:country="BG" style:font-name-complex="Calibri2"/>
    </style:style>
    <style:style style:name="T43" style:family="text">
      <style:text-properties style:font-name="Calibri" fo:language="bg" fo:country="BG" fo:font-weight="normal" style:font-weight-asian="normal" style:font-name-complex="Calibri2"/>
    </style:style>
    <style:style style:name="T44" style:family="text">
      <style:text-properties style:font-name="Calibri" fo:font-weight="normal" style:font-weight-asian="normal" style:font-name-complex="Calibri2"/>
    </style:style>
    <style:style style:name="T45" style:family="text">
      <style:text-properties fo:color="#000000" style:font-name="Consolas" style:font-name-complex="Calibri2" fo:background-color="#ff0000"/>
    </style:style>
    <style:style style:name="T46" style:family="text">
      <style:text-properties fo:color="#000000" style:font-name="Consolas" style:font-name-complex="Calibri2"/>
    </style:style>
    <style:style style:name="T47" style:family="text">
      <style:text-properties fo:font-style="italic" style:font-style-asian="italic" style:font-name-complex="Calibri2"/>
    </style:style>
    <style:style style:name="T48" style:family="text">
      <style:text-properties fo:font-weight="normal" style:font-weight-asian="normal" style:font-name-complex="Calibri2"/>
    </style:style>
    <style:style style:name="T49" style:family="text">
      <style:text-properties fo:color="#ff0000" fo:font-weight="bold" style:font-weight-asian="bold" style:font-name-complex="Calibri2"/>
    </style:style>
    <style:style style:name="T50" style:family="text">
      <style:text-properties fo:font-size="8.5pt" style:font-size-asian="8.5pt" style:font-size-complex="8.5pt"/>
    </style:style>
    <style:style style:name="T51" style:family="text">
      <style:text-properties fo:color="#0882de" fo:font-size="8.5pt" style:font-size-asian="8.5pt" style:font-size-complex="8.5pt"/>
    </style:style>
    <style:style style:name="T52" style:family="text">
      <style:text-properties fo:font-size="9pt" fo:language="bg" fo:country="BG" style:font-size-asian="9pt" style:font-size-complex="9pt"/>
    </style:style>
    <style:style style:name="T53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12cm, -0.025cm, -0.012cm, -0.02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.016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984807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none" svg:stroke-width="0.026cm" draw:stroke-linejoin="miter" draw:fill="none" draw:textarea-vertical-align="top" draw:auto-grow-height="false" fo:min-height="1.259cm" fo:min-width="14.416cm" fo:padding-top="0.12cm" fo:padding-bottom="0.049cm" fo:padding-left="0.049cm" fo:padding-right="0.049cm" fo:wrap-option="wrap" fo:margin-left="0.318cm" fo:margin-right="0.318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none" svg:stroke-width="0.018cm" draw:fill="none" draw:textarea-vertical-align="middle" draw:auto-grow-height="false" fo:min-height="0.46cm" fo:min-width="1.369cm" fo:padding-top="0cm" fo:padding-bottom="0cm" fo:padding-left="0.049cm" fo:padding-right="0cm" fo:wrap-option="wrap" fo:margin-left="0.318cm" fo:margin-right="0.33cm" fo:margin-top="0cm" fo:margin-bottom="0.0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stroke="none" svg:stroke-width="0.018cm" draw:fill="none" draw:textarea-vertical-align="middle" draw:auto-grow-height="false" fo:min-height="0.563cm" fo:min-width="2.503cm" fo:padding-top="0cm" fo:padding-bottom="0cm" fo:padding-left="0cm" fo:padding-right="0cm" fo:wrap-option="wrap" fo:margin-left="0.318cm" fo:margin-right="0.356cm" fo:margin-top="0cm" fo:margin-bottom="0.02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1" text:outline-level="1"><text:bookmark text:name="_GoBack"/>Exercises: Arrays Advanced</text:h>
      <text:list xml:id="list102514864" text:style-name="WWNum2">
        <text:list-item>
          <text:h text:style-name="P18" text:outline-level="1">Train</text:h>
        </text:list-item>
      </text:list>
      <text:p text:style-name="Standard">You will be given an <text:span text:style-name="T7">array of strings</text:span>.</text:p>
      <text:p text:style-name="Standard">The <text:span text:style-name="T7">first</text:span> element will be <text:span text:style-name="T7">a string containing wagons</text:span> (numbers). Each number inside the string represents <text:span text:style-name="T7">the number of passengers that are currently in a wagon</text:span>. </text:p>
      <text:p text:style-name="Standard">The <text:span text:style-name="T7">second</text:span> element in the array will be <text:span text:style-name="T7">the max capacity of each wagon</text:span> (single number).</text:p>
      <text:p text:style-name="Standard">The <text:span text:style-name="T7">rest</text:span> of the elements will be <text:span text:style-name="T7">commands</text:span> in the following format:</text:p>
      <text:list xml:id="list2418391451" text:style-name="WWNum17">
        <text:list-item>
          <text:p text:style-name="P23"><text:span text:style-name="T12">Add</text:span><text:span text:style-name="T11"> {</text:span><text:span text:style-name="T12">passengers</text:span><text:span text:style-name="T11">}</text:span> – add a wagon to the end with the given number of passengers.</text:p>
        </text:list-item>
        <text:list-item>
          <text:p text:style-name="P23"><text:span text:style-name="T11">{</text:span><text:span text:style-name="T12">passengers</text:span><text:span text:style-name="T11">}</text:span> - <text:s/>find an existing wagon to <text:span text:style-name="T7">fit all the passengers</text:span> (<text:span text:style-name="T7">starting from the first wagon</text:span>)</text:p>
        </text:list-item>
      </text:list>
      <text:p text:style-name="Standard">At the end <text:span text:style-name="T7">print the final state</text:span> of the train (all the wagons <text:span text:style-name="T7">separated</text:span> by a space)</text:p>
      <text:h text:style-name="Heading_20_3" text:outline-level="3">Example</text:h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><text:span text:style-name="T7">Input</text:span></text:p>
          </table:table-cell>
          <table:table-cell table:style-name="Таблица1.A1" office:value-type="string">
            <text:p text:style-name="P6"><text:span text:style-name="T7">Output</text:span></text:p>
          </table:table-cell>
        </table:table-row>
        <table:table-row table:style-name="Таблица1.1">
          <table:table-cell table:style-name="Таблица1.A2" office:value-type="string">
            <text:p text:style-name="P5"><text:span text:style-name="T11">['32 54 21 12 4 0 23',</text:span></text:p>
            <text:p text:style-name="P5"><text:span text:style-name="T11">'75',</text:span></text:p>
            <text:p text:style-name="P5"><text:span text:style-name="T11">'Add 10',</text:span></text:p>
            <text:p text:style-name="P5"><text:span text:style-name="T11">'Add 0',</text:span></text:p>
            <text:p text:style-name="P5"><text:span text:style-name="T11">'30',</text:span></text:p>
            <text:p text:style-name="P5"><text:span text:style-name="T11">'10',</text:span></text:p>
            <text:p text:style-name="P5"><text:span text:style-name="T11">'75']</text:span></text:p>
          </table:table-cell>
          <table:table-cell table:style-name="Таблица1.B2" office:value-type="string">
            <text:p text:style-name="P5"><text:span text:style-name="T11">72 54 21 12 4 75 23 10 0</text:span></text:p>
          </table:table-cell>
        </table:table-row>
        <table:table-row table:style-name="Таблица1.1">
          <table:table-cell table:style-name="Таблица1.A3" office:value-type="string">
            <text:p text:style-name="P5"><text:span text:style-name="T23">['0 0 0 10 2 4',</text:span></text:p>
            <text:p text:style-name="P5"><text:span text:style-name="T23">'10',</text:span></text:p>
            <text:p text:style-name="P5"><text:span text:style-name="T23">'Add 10',</text:span></text:p>
            <text:p text:style-name="P5"><text:span text:style-name="T23">'10',</text:span></text:p>
            <text:p text:style-name="P5"><text:span text:style-name="T23">'10',</text:span></text:p>
            <text:p text:style-name="P5"><text:span text:style-name="T23">'10',</text:span></text:p>
            <text:p text:style-name="P5"><text:span text:style-name="T23">'8',</text:span></text:p>
            <text:p text:style-name="P5"><text:span text:style-name="T23">'6']</text:span></text:p>
          </table:table-cell>
          <table:table-cell table:style-name="Таблица1.B3" office:value-type="string">
            <text:p text:style-name="P5"><text:span text:style-name="T23">10 10 10 10 10 10 10</text:span></text:p>
          </table:table-cell>
        </table:table-row>
      </table:table>
      <text:p text:style-name="P2"/>
      <text:list xml:id="list95244082141288" text:continue-list="list102514864" text:style-name="WWNum2">
        <text:list-item>
          <text:h text:style-name="P18" text:outline-level="1">Distinct Array</text:h>
        </text:list-item>
      </text:list>
      <text:p text:style-name="P3"><text:span text:style-name="T35">You will be given an </text:span><text:span text:style-name="T8">array of integer numbers</text:span><text:span text:style-name="T35"> on the first line of the input (</text:span><text:span text:style-name="T8">space-separated</text:span><text:span text:style-name="T35">). </text:span></text:p>
      <text:p text:style-name="P3"><text:span text:style-name="T35">Remove all </text:span><text:span text:style-name="T8">repeating elements</text:span><text:span text:style-name="T35"> from the array. </text:span></text:p>
      <text:p text:style-name="P3"><text:span text:style-name="T35">Print the result elements </text:span><text:span text:style-name="T8">separated</text:span><text:span text:style-name="T35"> by single space.</text:span></text:p>
      <text:h text:style-name="Heading_20_3" text:outline-level="3"><text:span text:style-name="T35">Examples</text:span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8"><text:span text:style-name="T8">Input</text:span></text:p>
          </table:table-cell>
          <table:table-cell table:style-name="Таблица2.A1" office:value-type="string">
            <text:p text:style-name="P8"><text:span text:style-name="T8">Output</text:span></text:p>
          </table:table-cell>
          <table:table-cell table:style-name="Таблица2.A1" office:value-type="string">
            <text:p text:style-name="P8"><text:span text:style-name="T8">Comments</text:span></text:p>
          </table:table-cell>
        </table:table-row>
        <table:table-row table:style-name="Таблица2.1">
          <table:table-cell table:style-name="Таблица2.A2" office:value-type="string">
            <text:p text:style-name="P7"><text:span text:style-name="T24">[1, 2, 3, 4]</text:span></text:p>
          </table:table-cell>
          <table:table-cell table:style-name="Таблица2.B2" office:value-type="string">
            <text:p text:style-name="P7"><text:span text:style-name="T24">1 2 3 4</text:span></text:p>
          </table:table-cell>
          <table:table-cell table:style-name="Таблица2.C2" office:value-type="string">
            <text:p text:style-name="P7"><text:span text:style-name="T35">No repeating elements</text:span></text:p>
          </table:table-cell>
        </table:table-row>
        <table:table-row table:style-name="Таблица2.1">
          <table:table-cell table:style-name="Таблица2.A3" office:value-type="string">
            <text:p text:style-name="P7"><text:span text:style-name="T25">[7, 8, 9, </text:span><text:span text:style-name="T26">7</text:span><text:span text:style-name="T25">, 2, 3, 4, 1, </text:span><text:span text:style-name="T26">2</text:span><text:span text:style-name="T25">]</text:span></text:p>
          </table:table-cell>
          <table:table-cell table:style-name="Таблица2.B3" office:value-type="string">
            <text:p text:style-name="P7"><text:span text:style-name="T25">7 8 9 2 3 4 1</text:span></text:p>
          </table:table-cell>
          <table:table-cell table:style-name="Таблица2.C3" office:value-type="string">
            <text:p text:style-name="P7"><text:span text:style-name="T36">7 and 2 are already present in the array </text:span><text:span text:style-name="T38"></text:span><text:span text:style-name="T36">remove them</text:span></text:p>
          </table:table-cell>
        </table:table-row>
        <text:soft-page-break/>
        <table:table-row table:style-name="Таблица2.1">
          <table:table-cell table:style-name="Таблица2.A4" office:value-type="string">
            <text:p text:style-name="P7"><text:span text:style-name="T25">[20, 8, 12, 13, 4, </text:span><text:span text:style-name="T26">4</text:span><text:span text:style-name="T25">, </text:span><text:span text:style-name="T26">8</text:span><text:span text:style-name="T25">, 5]</text:span></text:p>
          </table:table-cell>
          <table:table-cell table:style-name="Таблица2.B4" office:value-type="string">
            <text:p text:style-name="P7"><text:span text:style-name="T25">20 8 12 13 4 5</text:span></text:p>
          </table:table-cell>
          <table:table-cell table:style-name="Таблица2.C4" office:value-type="string">
            <text:p text:style-name="P7"><text:span text:style-name="T36">4 and 8 are already present in the array </text:span><text:span text:style-name="T38"></text:span><text:span text:style-name="T36">remove them</text:span></text:p>
          </table:table-cell>
        </table:table-row>
      </table:table>
      <text:p text:style-name="P2"/>
      <text:list xml:id="list95244222127434" text:continue-numbering="true" text:style-name="WWNum2">
        <text:list-item>
          <text:h text:style-name="P21" text:outline-level="1"><text:span text:style-name="T35">House Party</text:span></text:h>
        </text:list-item>
      </text:list>
      <text:p text:style-name="Standard"><text:span text:style-name="T35">Write a function that keeps track of </text:span><text:span text:style-name="T8">guests</text:span><text:span text:style-name="T35"> that are going to a house party.</text:span></text:p>
      <text:p text:style-name="Standard"><text:span text:style-name="T35">You will be given an </text:span><text:span text:style-name="T13">array</text:span><text:span text:style-name="T8"> of strings</text:span><text:span text:style-name="T35">. Each string will be one of the following:</text:span></text:p>
      <text:list xml:id="list3738614840" text:style-name="WWNum8">
        <text:list-item>
          <text:p text:style-name="P30"><text:span text:style-name="T13">"{name} is going!"</text:span></text:p>
        </text:list-item>
        <text:list-item>
          <text:p text:style-name="P30"><text:span text:style-name="T13">"{name} is not going!"</text:span></text:p>
        </text:list-item>
      </text:list>
      <text:p text:style-name="Standard"><text:span text:style-name="T35">If you receive the </text:span><text:span text:style-name="T8">first type of input</text:span><text:span text:style-name="T35">, you have to </text:span><text:span text:style-name="T13">add</text:span><text:span text:style-name="T35"> the person if he/she </text:span><text:span text:style-name="T8">is not </text:span><text:span text:style-name="T35">in the list (If he/she is in the list print: </text:span><text:span text:style-name="T24">"</text:span><text:span text:style-name="T13">{name} is already in the list!</text:span><text:span text:style-name="T24">"</text:span><text:span text:style-name="T35">).</text:span></text:p>
      <text:p text:style-name="Standard"><text:span text:style-name="T35">If you receive the </text:span><text:span text:style-name="T8">second type of input</text:span><text:span text:style-name="T35">, you have to </text:span><text:span text:style-name="T8">remove</text:span><text:span text:style-name="T35"> the person if he/she </text:span><text:span text:style-name="T8">is </text:span><text:span text:style-name="T35">in the list (if not print: </text:span><text:span text:style-name="T24">"</text:span><text:span text:style-name="T13">{name} is not in the list!</text:span><text:span text:style-name="T24">"</text:span><text:span text:style-name="T35">). </text:span></text:p>
      <text:p text:style-name="Standard"><text:span text:style-name="T35">At the end print all the guests each on a </text:span><text:span text:style-name="T8">separate line</text:span><text:span text:style-name="T35">.</text:span></text:p>
      <text:h text:style-name="Heading_20_3" text:outline-level="3"><text:span text:style-name="T35">Examples</text:span></text:h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0"><text:span text:style-name="T39">Input</text:span></text:p>
          </table:table-cell>
          <table:table-cell table:style-name="Таблица3.A1" office:value-type="string">
            <text:p text:style-name="P10"><text:span text:style-name="T39">Output</text:span></text:p>
          </table:table-cell>
        </table:table-row>
        <table:table-row table:style-name="Таблица3.2">
          <table:table-cell table:style-name="Таблица3.A2" office:value-type="string">
            <text:p text:style-name="P9"><text:span text:style-name="T29">['Allie is going!',</text:span></text:p>
            <text:p text:style-name="P9"><text:span text:style-name="T29">'George is going!',</text:span></text:p>
            <text:p text:style-name="P9"><text:span text:style-name="T29">'John is not going!',</text:span></text:p>
            <text:p text:style-name="P9"><text:span text:style-name="T29">'George is not going!']</text:span></text:p>
          </table:table-cell>
          <table:table-cell table:style-name="Таблица3.B2" office:value-type="string">
            <text:p text:style-name="P9"><text:bookmark-start text:name="OLE_LINK2"/><text:bookmark-start text:name="OLE_LINK3"/><text:span text:style-name="T30">John is not in the list!</text:span><text:bookmark-end text:name="OLE_LINK2"/><text:bookmark-end text:name="OLE_LINK3"/></text:p>
            <text:p text:style-name="P9"><text:span text:style-name="T30">Allie</text:span></text:p>
          </table:table-cell>
        </table:table-row>
        <table:table-row table:style-name="Таблица3.3">
          <table:table-cell table:style-name="Таблица3.A3" office:value-type="string">
            <text:p text:style-name="P9"><text:span text:style-name="T29">['Tom is going!',</text:span></text:p>
            <text:p text:style-name="P9"><text:span text:style-name="T29">'Annie is going!',</text:span></text:p>
            <text:p text:style-name="P9"><text:span text:style-name="T29">'Tom is going!',</text:span></text:p>
            <text:p text:style-name="P9"><text:span text:style-name="T29">'Garry is going!',</text:span></text:p>
            <text:p text:style-name="P9"><text:span text:style-name="T29">'Jerry is going!']</text:span></text:p>
          </table:table-cell>
          <table:table-cell table:style-name="Таблица3.B3" office:value-type="string">
            <text:p text:style-name="P9"><text:span text:style-name="T30">Tom is already in the list!</text:span><text:bookmark text:name="OLE_LINK1"/></text:p>
            <text:p text:style-name="P9"><text:span text:style-name="T30">Tom</text:span></text:p>
            <text:p text:style-name="P9"><text:span text:style-name="T30">Annie</text:span></text:p>
            <text:p text:style-name="P9"><text:span text:style-name="T30">Garry</text:span></text:p>
            <text:p text:style-name="P9"><text:span text:style-name="T30">Jerry</text:span></text:p>
          </table:table-cell>
        </table:table-row>
      </table:table>
      <text:list xml:id="list2250252967" text:style-name="WWNum4">
        <text:list-item>
          <text:h text:style-name="P13" text:outline-level="1"><text:span text:style-name="T35">Sorting</text:span></text:h>
        </text:list-item>
      </text:list>
      <text:p text:style-name="Body"><text:span text:style-name="T41">Write a function that sorts an </text:span><text:span text:style-name="T39">array of numbers</text:span><text:span text:style-name="T41"> so that the first element is the </text:span><text:span text:style-name="T39">biggest</text:span><text:span text:style-name="T41"> one, the second is the </text:span><text:span text:style-name="T39">smallest</text:span><text:span text:style-name="T41"> one, the third is the </text:span><text:span text:style-name="T39">second</text:span><text:span text:style-name="T41"> </text:span><text:span text:style-name="T39">biggest</text:span><text:span text:style-name="T41"> one, the fourth is the </text:span><text:span text:style-name="T39">second</text:span><text:span text:style-name="T41"> </text:span><text:span text:style-name="T39">smallest</text:span><text:span text:style-name="T41"> one and so on. </text:span></text:p>
      <text:p text:style-name="Body"><text:span text:style-name="T41">Print the elements on one row, </text:span><text:span text:style-name="T39">separated</text:span><text:span text:style-name="T41"> by single space.</text:span></text:p>
      <text:h text:style-name="Heading_20_3" text:outline-level="3"><text:span text:style-name="T35">Examples</text:span></text:h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35"><text:span text:style-name="T40">Input</text:span></text:p>
          </table:table-cell>
          <table:table-cell table:style-name="Таблица4.A1" office:value-type="string">
            <text:p text:style-name="P38"><text:span text:style-name="T40">Output</text:span></text:p>
          </table:table-cell>
        </table:table-row>
        <table:table-row table:style-name="Таблица4.2">
          <table:table-cell table:style-name="Таблица4.A2" office:value-type="string">
            <text:p text:style-name="P37"><text:span text:style-name="T31">[1, 21, 3, 52, 69, 63, 31, 2, 18, 94]</text:span></text:p>
          </table:table-cell>
          <table:table-cell table:style-name="Таблица4.A2" office:value-type="string">
            <text:p text:style-name="P37"><text:span text:style-name="T31">94 1 69 2 63 3 52 18 31 21</text:span></text:p>
          </table:table-cell>
        </table:table-row>
      </table:table>
      <text:list xml:id="list1643740833" text:style-name="WWNum6">
        <text:list-item>
          <text:h text:style-name="P14" text:outline-level="1"><text:span text:style-name="T2"><text:s/></text:span><text:span text:style-name="T35">Sort an Array by 2 Criteria</text:span></text:h>
        </text:list-item>
      </text:list>
      <text:p text:style-name="P34"><text:span text:style-name="T41">Write a function that orders an</text:span><text:span text:style-name="T40"> array of strings</text:span><text:span text:style-name="T41">, by their </text:span><text:span text:style-name="T40">length</text:span><text:span text:style-name="T41"> in </text:span><text:span text:style-name="T40">ascending order</text:span><text:span text:style-name="T41"> as </text:span><text:span text:style-name="T40">primary criteria</text:span><text:span text:style-name="T41">, and by </text:span><text:span text:style-name="T40">alphabetical value </text:span><text:span text:style-name="T41">in</text:span><text:span text:style-name="T40"> ascending order </text:span><text:span text:style-name="T41">as </text:span><text:span text:style-name="T40">second criteria</text:span><text:span text:style-name="T41">. The comparison should be </text:span><text:span text:style-name="T40">case-insensitive</text:span><text:span text:style-name="T41">.</text:span></text:p>
      <text:p text:style-name="P34"><text:soft-page-break/><text:span text:style-name="T41">The </text:span><text:span text:style-name="T40">input</text:span><text:span text:style-name="T41"> comes as </text:span><text:span text:style-name="T39">array of strings</text:span><text:span text:style-name="T41">.</text:span></text:p>
      <text:p text:style-name="P34"><text:span text:style-name="T41">The </text:span><text:span text:style-name="T40">output</text:span><text:span text:style-name="T41"> is the </text:span><text:span text:style-name="T39">ordered</text:span><text:span text:style-name="T41"> array of strings.</text:span></text:p>
      <text:h text:style-name="P12" text:outline-level="3"><text:span text:style-name="T35">Examples</text:span>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 table:style-name="Таблица5.1">
          <table:table-cell table:style-name="Таблица5.A1" office:value-type="string">
            <text:p text:style-name="P36"><text:span text:style-name="T40">Input</text:span></text:p>
          </table:table-cell>
          <table:table-cell table:style-name="Таблица5.A1" office:value-type="string">
            <text:p text:style-name="P39"><text:span text:style-name="T40">Output</text:span></text:p>
          </table:table-cell>
          <table:table-cell table:style-name="Таблица5.C1" office:value-type="string">
            <text:p text:style-name="P4"/>
          </table:table-cell>
          <table:table-cell table:style-name="Таблица5.A1" office:value-type="string">
            <text:p text:style-name="P39"><text:span text:style-name="T40">Input</text:span></text:p>
          </table:table-cell>
          <table:table-cell table:style-name="Таблица5.A1" office:value-type="string">
            <text:p text:style-name="P39"><text:span text:style-name="T40">Output</text:span></text:p>
          </table:table-cell>
        </table:table-row>
        <table:table-row table:style-name="Таблица5.2">
          <table:table-cell table:style-name="Таблица5.A2" office:value-type="string">
            <text:p text:style-name="P40"><text:span text:style-name="T31">["alpha", "beta", "gamma"]</text:span></text:p>
          </table:table-cell>
          <table:table-cell table:style-name="Таблица5.A2" office:value-type="string">
            <text:p text:style-name="P40"><text:span text:style-name="T31">beta</text:span></text:p>
            <text:p text:style-name="P40"><text:span text:style-name="T31">alpha</text:span></text:p>
            <text:p text:style-name="P40"><text:span text:style-name="T31">gamma</text:span></text:p>
          </table:table-cell>
          <table:table-cell table:style-name="Таблица5.C1" office:value-type="string">
            <text:p text:style-name="P4"/>
          </table:table-cell>
          <table:table-cell table:style-name="Таблица5.A2" office:value-type="string">
            <text:p text:style-name="P40"><text:span text:style-name="T31">["Isacc", "Theodor", "Jack", "Harrison", "George"]</text:span></text:p>
          </table:table-cell>
          <table:table-cell table:style-name="Таблица5.A2" office:value-type="string">
            <text:p text:style-name="P40"><text:span text:style-name="T31">Jack</text:span></text:p>
            <text:p text:style-name="P40"><text:span text:style-name="T31">Isacc</text:span></text:p>
            <text:p text:style-name="P40"><text:span text:style-name="T31">George</text:span></text:p>
            <text:p text:style-name="P40"><text:span text:style-name="T31">Theodor</text:span></text:p>
            <text:p text:style-name="P40"><text:span text:style-name="T31">Harrison</text:span></text:p>
          </table:table-cell>
        </table:table-row>
      </table:table>
      <text:h text:style-name="P12" text:outline-level="3"><text:span text:style-name="T35">Hints</text:span></text:h>
      <text:list xml:id="list2137304528" text:style-name="WWNum7">
        <text:list-item>
          <text:p text:style-name="P29"><text:span text:style-name="T35">An array can be </text:span><text:span text:style-name="T8">sorted</text:span><text:span text:style-name="T35"> by passing a comparing function to the </text:span><text:span text:style-name="T14">Array.sort()</text:span><text:span text:style-name="T35"> function</text:span></text:p>
        </text:list-item>
        <text:list-item>
          <text:p text:style-name="P29"><text:span text:style-name="T35">Creating a comparing function by 2 criteria can be achieved by first comparing by the </text:span><text:span text:style-name="T10">main criteria</text:span><text:span text:style-name="T35">, if the 2 items are different (the result of the compare is not 0) - return the result as the result of the comparing function. If the two items are the same by the </text:span><text:span text:style-name="T10">main criteria</text:span><text:span text:style-name="T35"> (the result of the compare is 0), we need to compare by the </text:span><text:span text:style-name="T10">second criteria</text:span><text:span text:style-name="T35"> and the result of that comparison is the result of the comparing function</text:span></text:p>
        </text:list-item>
      </text:list>
      <text:list xml:id="list2800881066" text:style-name="WWNum15">
        <text:list-item>
          <text:h text:style-name="P15" text:outline-level="1"><text:span text:style-name="T35">Bomb Numbers</text:span></text:h>
        </text:list-item>
      </text:list>
      <text:p text:style-name="P3"><text:span text:style-name="T35">Write a function that receives two parameters:</text:span><text:span text:style-name="T8"> sequence of numbers</text:span><text:span text:style-name="T35"> and </text:span><text:span text:style-name="T8">special bomb number </text:span><text:span text:style-name="T35">with a certain</text:span><text:span text:style-name="T8"> power</text:span><text:span text:style-name="T35">. </text:span></text:p>
      <text:p text:style-name="P3"><text:span text:style-name="T35">Your task is to </text:span><text:span text:style-name="T8">detonate every occurrence </text:span><text:span text:style-name="T35">of the</text:span><text:span text:style-name="T8"> special bomb number</text:span><text:span text:style-name="T35"> and according to its power </text:span><text:span text:style-name="T8">his neighbors from left and right</text:span><text:span text:style-name="T35">. </text:span><text:span text:style-name="T36">Detonations are performed from </text:span><text:span text:style-name="T10">left to right</text:span><text:span text:style-name="T36"> and all detonated numbers </text:span><text:span text:style-name="T10">disappear</text:span><text:span text:style-name="T36">. </text:span></text:p>
      <text:p text:style-name="P3"><text:span text:style-name="T36">The input contains two </text:span><text:span text:style-name="T10">arrays of numbers</text:span><text:span text:style-name="T36">. The first contains the </text:span><text:span text:style-name="T10">initial sequence</text:span><text:span text:style-name="T36"> and the second contains the </text:span><text:span text:style-name="T10">special bomb number</text:span><text:span text:style-name="T36"> and </text:span><text:span text:style-name="T10">it's power</text:span><text:span text:style-name="T36">.</text:span></text:p>
      <text:p text:style-name="P3"><text:span text:style-name="T35">The output is the</text:span><text:span text:style-name="T8"> sum of the remaining elements</text:span><text:span text:style-name="T35"> in the sequence.</text:span></text:p>
      <text:h text:style-name="Heading_20_3" text:outline-level="3"><text:span text:style-name="T35">Examples</text:span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office:value-type="string">
            <text:p text:style-name="P8"><text:span text:style-name="T8">Input</text:span></text:p>
          </table:table-cell>
          <table:table-cell table:style-name="Таблица6.A1" office:value-type="string">
            <text:p text:style-name="P8"><text:span text:style-name="T8">Output</text:span></text:p>
          </table:table-cell>
          <table:table-cell table:style-name="Таблица6.A1" office:value-type="string">
            <text:p text:style-name="P8"><text:span text:style-name="T8">Comments</text:span></text:p>
          </table:table-cell>
        </table:table-row>
        <table:table-row table:style-name="Таблица6.1">
          <table:table-cell table:style-name="Таблица6.A2" office:value-type="string">
            <text:p text:style-name="P7"><text:span text:style-name="T24">[1, </text:span><text:span text:style-name="T28">2, 2</text:span><text:span text:style-name="T24">, </text:span><text:span text:style-name="T45">4</text:span><text:span text:style-name="T46">,</text:span><text:span text:style-name="T24"> </text:span><text:span text:style-name="T28">2, 2</text:span><text:span text:style-name="T24">, 2, 9],</text:span></text:p>
            <text:p text:style-name="P7"><text:span text:style-name="T45">[4</text:span><text:span text:style-name="T46">,</text:span><text:span text:style-name="T24"> 2]</text:span></text:p>
          </table:table-cell>
          <table:table-cell table:style-name="Таблица6.B2" office:value-type="string">
            <text:p text:style-name="P7"><text:span text:style-name="T35">12</text:span></text:p>
          </table:table-cell>
          <table:table-cell table:style-name="Таблица6.C2" office:value-type="string">
            <text:p text:style-name="P7"><text:span text:style-name="T35">Special number is </text:span><text:span text:style-name="T8">4</text:span><text:span text:style-name="T35"> with power </text:span><text:span text:style-name="T8">2</text:span><text:span text:style-name="T35">. After detontaion we are left with the sequence [1, 2, 9] with sum 12.</text:span></text:p>
          </table:table-cell>
        </table:table-row>
        <table:table-row table:style-name="Таблица6.1">
          <table:table-cell table:style-name="Таблица6.A3" office:value-type="string">
            <text:p text:style-name="P7"><text:span text:style-name="T25">[1, 4, </text:span><text:span text:style-name="T27">4, 2, 8</text:span><text:span text:style-name="T25">, </text:span><text:span text:style-name="T26">9</text:span><text:span text:style-name="T25">, </text:span><text:span text:style-name="T27">1</text:span><text:span text:style-name="T25">],</text:span></text:p>
            <text:p text:style-name="P7"><text:span text:style-name="T45">[9</text:span><text:span text:style-name="T46">,</text:span><text:span text:style-name="T25"> 3]</text:span></text:p>
          </table:table-cell>
          <table:table-cell table:style-name="Таблица6.B3" office:value-type="string">
            <text:p text:style-name="P7"><text:span text:style-name="T36">5</text:span></text:p>
          </table:table-cell>
          <table:table-cell table:style-name="Таблица6.C3" office:value-type="string">
            <text:p text:style-name="P7"><text:span text:style-name="T35">Special number is </text:span><text:span text:style-name="T8">9</text:span><text:span text:style-name="T35"> with power </text:span><text:span text:style-name="T8">3</text:span><text:span text:style-name="T35">. After detontaion we are left with the sequence [1, 4] with sum 5. Since the 9 has only 1 neighbour to the right we </text:span><text:span text:style-name="T8">remove just it</text:span><text:span text:style-name="T35"> (one number instead of 3).</text:span></text:p>
          </table:table-cell>
        </table:table-row>
        <table:table-row table:style-name="Таблица6.1">
          <table:table-cell table:style-name="Таблица6.A4" office:value-type="string">
            <text:p text:style-name="P7"><text:span text:style-name="T27">[1</text:span><text:span text:style-name="T25">, </text:span><text:span text:style-name="T26">7</text:span><text:span text:style-name="T25">, </text:span><text:span text:style-name="T27">7</text:span><text:span text:style-name="T25">, 1, 2, 3],</text:span></text:p>
            <text:p text:style-name="P7"><text:span text:style-name="T25">[7, 1]</text:span></text:p>
          </table:table-cell>
          <table:table-cell table:style-name="Таблица6.B4" office:value-type="string">
            <text:p text:style-name="P7"><text:span text:style-name="T36">6</text:span></text:p>
          </table:table-cell>
          <table:table-cell table:style-name="Таблица6.C4" office:value-type="string">
            <text:p text:style-name="P7"><text:span text:style-name="T36">Detonations are performed from </text:span><text:span text:style-name="T10">left to right</text:span><text:span text:style-name="T36">. We could not detonate the second occurance of 7 because its </text:span><text:span text:style-name="T10">already destroyed </text:span><text:span text:style-name="T36">by the first occurance. The numbers [1, 2, 3] survive. Their sum is 6.</text:span></text:p>
          </table:table-cell>
        </table:table-row>
        <table:table-row table:style-name="Таблица6.1">
          <table:table-cell table:style-name="Таблица6.A5" office:value-type="string">
            <text:p text:style-name="P7"><text:span text:style-name="T25">[1, </text:span><text:span text:style-name="T27">1</text:span><text:span text:style-name="T25">, </text:span><text:span text:style-name="T26">2</text:span><text:span text:style-name="T25">, </text:span><text:span text:style-name="T27">1</text:span><text:span text:style-name="T25">, 1, </text:span><text:span text:style-name="T27">1</text:span><text:span text:style-name="T25">, </text:span><text:span text:style-name="T26">2</text:span><text:span text:style-name="T25">, </text:span><text:span text:style-name="T27">1</text:span><text:span text:style-name="T25">, 1, 1],</text:span></text:p>
            <text:p text:style-name="P7"><text:soft-page-break/><text:span text:style-name="T45">[2</text:span><text:span text:style-name="T46">,</text:span><text:span text:style-name="T25"> 1]</text:span></text:p>
          </table:table-cell>
          <table:table-cell table:style-name="Таблица6.B5" office:value-type="string">
            <text:p text:style-name="P7"><text:span text:style-name="T25">4</text:span></text:p>
          </table:table-cell>
          <table:table-cell table:style-name="Таблица6.C5" office:value-type="string">
            <text:p text:style-name="P7"><text:span text:style-name="T36">The red and yellow numbers disappear in two sequential detonations. The result is the sequence [1, 1, 1, 1]. Sum = 4.</text:span></text:p>
          </table:table-cell>
        </table:table-row>
      </table:table>
      <text:p text:style-name="P2"/>
      <text:list xml:id="list2847868478" text:style-name="WWNum16">
        <text:list-item>
          <text:h text:style-name="P16" text:outline-level="1"><text:span text:style-name="T35">Search for a Number</text:span></text:h>
        </text:list-item>
      </text:list>
      <text:p text:style-name="Standard"><text:span text:style-name="T35">You will receive two </text:span><text:span text:style-name="T8">arrays</text:span><text:span text:style-name="T35"> of </text:span><text:span text:style-name="T8">integers</text:span><text:span text:style-name="T35">. The second </text:span><text:span text:style-name="T8">array is </text:span><text:span text:style-name="T35">contains exactly </text:span><text:span text:style-name="T8">three</text:span><text:span text:style-name="T35"> </text:span><text:span text:style-name="T8">numbers</text:span><text:span text:style-name="T35">. </text:span></text:p>
      <text:p text:style-name="Standard"><text:span text:style-name="T8">First</text:span><text:span text:style-name="T35"> number represents the </text:span><text:span text:style-name="T8">number</text:span><text:span text:style-name="T35"> of </text:span><text:span text:style-name="T8">elements</text:span><text:span text:style-name="T35"> you have to </text:span><text:span text:style-name="T8">take</text:span><text:span text:style-name="T35"> from the first </text:span><text:span text:style-name="T8">array</text:span><text:span text:style-name="T35"> (</text:span><text:span text:style-name="T8">starting</text:span><text:span text:style-name="T35"> from the </text:span><text:span text:style-name="T8">first</text:span><text:span text:style-name="T35"> </text:span><text:span text:style-name="T8">one</text:span><text:span text:style-name="T35">).</text:span></text:p>
      <text:p text:style-name="Standard"><text:span text:style-name="T8">Second</text:span><text:span text:style-name="T35"> number represents the </text:span><text:span text:style-name="T8">number</text:span><text:span text:style-name="T35"> of </text:span><text:span text:style-name="T8">elements</text:span><text:span text:style-name="T35"> you have to </text:span><text:span text:style-name="T8">delete</text:span><text:span text:style-name="T35"> from the numbers you took (</text:span><text:span text:style-name="T8">starting</text:span><text:span text:style-name="T35"> from the </text:span><text:span text:style-name="T8">first</text:span><text:span text:style-name="T35"> </text:span><text:span text:style-name="T8">one</text:span><text:span text:style-name="T35">). </text:span></text:p>
      <text:p text:style-name="Standard"><text:span text:style-name="T8">Third</text:span><text:span text:style-name="T35"> number is the </text:span><text:span text:style-name="T8">number</text:span><text:span text:style-name="T35"> we </text:span><text:span text:style-name="T8">search</text:span><text:span text:style-name="T35"> in our collection after the manipulations. </text:span></text:p>
      <text:p text:style-name="Standard"><text:span text:style-name="T8">As output print</text:span><text:span text:style-name="T35"> how many times that</text:span><text:span text:style-name="T8"> number</text:span><text:span text:style-name="T35"> occurs in our array in the following format: </text:span></text:p>
      <text:p text:style-name="Standard"><text:span text:style-name="T15">"</text:span><text:span text:style-name="T14">Number {number} occurs {count} times."</text:span></text:p>
      <text:h text:style-name="Heading_20_3" text:outline-level="3"><text:span text:style-name="T35">Examples</text:span>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 table:style-name="Таблица7.1">
          <table:table-cell table:style-name="Таблица7.A1" office:value-type="string">
            <text:p text:style-name="P8"><text:span text:style-name="T8">Input</text:span></text:p>
          </table:table-cell>
          <table:table-cell table:style-name="Таблица7.A1" office:value-type="string">
            <text:p text:style-name="P8"><text:span text:style-name="T8">Output</text:span></text:p>
          </table:table-cell>
          <table:table-cell table:style-name="Таблица7.A1" office:value-type="string">
            <text:p text:style-name="P8"><text:span text:style-name="T8">Comments</text:span></text:p>
          </table:table-cell>
        </table:table-row>
        <table:table-row table:style-name="Таблица7.2">
          <table:table-cell table:style-name="Таблица7.A2" office:value-type="string">
            <text:p text:style-name="P7"><text:span text:style-name="T25">[5, 2, 3, 4, 1, 6],</text:span></text:p>
            <text:p text:style-name="P7"><text:span text:style-name="T25">[5, 2, 3]</text:span></text:p>
          </table:table-cell>
          <table:table-cell table:style-name="Таблица7.B2" office:value-type="string">
            <text:p text:style-name="P7"><text:span text:style-name="T25">"Number 3 occurs 1 times."</text:span></text:p>
          </table:table-cell>
          <table:table-cell table:style-name="Таблица7.C2" office:value-type="string">
            <text:p text:style-name="P7"><text:span text:style-name="T36">First we take </text:span><text:span text:style-name="T10">5</text:span><text:span text:style-name="T36"> </text:span><text:span text:style-name="T10">elements</text:span><text:span text:style-name="T36"> from the array. Delete the first </text:span><text:span text:style-name="T10">2 elements</text:span><text:span text:style-name="T36">. </text:span><text:span text:style-name="T3"><text:line-break/></text:span><text:span text:style-name="T36">Then we search for the </text:span><text:span text:style-name="T10">number</text:span><text:span text:style-name="T36"> </text:span><text:span text:style-name="T10">3</text:span><text:span text:style-name="T36">.</text:span><text:bookmark text:name="_Hlk525464542"/></text:p>
          </table:table-cell>
        </table:table-row>
      </table:table>
      <text:p text:style-name="P2"/>
      <text:list xml:id="list530463211" text:style-name="WWNum14">
        <text:list-item>
          <text:h text:style-name="P17" text:outline-level="1"><text:span text:style-name="T35">. *Array Manipulator</text:span></text:h>
        </text:list-item>
      </text:list>
      <text:p text:style-name="P3"><text:span text:style-name="T35">Write a function that </text:span><text:span text:style-name="T8">receives an array of integers</text:span><text:span text:style-name="T35"> and </text:span><text:span text:style-name="T8">array of string commands</text:span><text:span text:style-name="T35"> and </text:span><text:span text:style-name="T8">executes them over the array</text:span><text:span text:style-name="T35">. The commands are as follows:</text:span></text:p>
      <text:list xml:id="list395860243" text:style-name="WWNum9">
        <text:list-item>
          <text:p text:style-name="P24"><text:span text:style-name="T13">add &lt;index&gt; &lt;element&gt;</text:span><text:span text:style-name="T35"> – adds element at the specified index (elements right from this position inclusively are shifted to the right).</text:span></text:p>
        </text:list-item>
        <text:list-item>
          <text:p text:style-name="P24"><text:span text:style-name="T13">addMany &lt;index&gt;&lt;element 1&gt; &lt;element 2&gt; … &lt;element n&gt;</text:span><text:span text:style-name="T24"> </text:span><text:span text:style-name="T35">– adds a set of elements at the specified index.</text:span></text:p>
        </text:list-item>
        <text:list-item>
          <text:p text:style-name="P24"><text:span text:style-name="T13">contains &lt;element&gt;</text:span><text:span text:style-name="T24"> </text:span><text:span text:style-name="T35">– prints the index of the first occurrence of the specified element (if exists) in the array or </text:span><text:span text:style-name="T8">-1</text:span><text:span text:style-name="T35"> if the element is not found.</text:span></text:p>
        </text:list-item>
        <text:list-item>
          <text:p text:style-name="P24"><text:span text:style-name="T13">remove &lt;index&gt;</text:span><text:span text:style-name="T24"> </text:span><text:span text:style-name="T35">– removes the element at the specified index.</text:span></text:p>
        </text:list-item>
        <text:list-item>
          <text:p text:style-name="P24"><text:span text:style-name="T13">shift &lt;positions&gt;</text:span><text:span text:style-name="T35"> – </text:span><text:span text:style-name="T8">shifts every element</text:span><text:span text:style-name="T35"> of the array the number of positions </text:span><text:span text:style-name="T8">to the</text:span><text:span text:style-name="T35"> </text:span><text:span text:style-name="T8">left</text:span><text:span text:style-name="T35"> (with rotation).</text:span></text:p>
          <text:list>
            <text:list-item>
              <text:p text:style-name="P24"><text:span text:style-name="T35">For example, [1, 2, 3, 4, 5] -&gt; shift 2 -&gt; [3, 4, 5, 1, 2]</text:span></text:p>
            </text:list-item>
          </text:list>
        </text:list-item>
        <text:list-item>
          <text:p text:style-name="P24"><text:span text:style-name="T13">sumPairs</text:span><text:span text:style-name="T35"> – sums the elements in the array by pairs (first + second, third + fourth, …).</text:span></text:p>
          <text:list>
            <text:list-item>
              <text:p text:style-name="P24"><text:span text:style-name="T35">For example, [1, 2, 4, 5, 6, 7, 8] -&gt; [3, 9, 13, 8].</text:span></text:p>
            </text:list-item>
          </text:list>
        </text:list-item>
        <text:list-item>
          <text:p text:style-name="P24"><text:span text:style-name="T13">print</text:span><text:span text:style-name="T35"> – stop receiving more commands and print the last state of the array.</text:span></text:p>
        </text:list-item>
      </text:list>
      <text:p text:style-name="P25"/>
      <text:h text:style-name="Heading_20_3" text:outline-level="3"><text:span text:style-name="T35">Examples</text:span></text:h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8"><text:span text:style-name="T8">Input</text:span></text:p>
          </table:table-cell>
          <table:table-cell table:style-name="Таблица8.A1" office:value-type="string">
            <text:p text:style-name="P8"><text:span text:style-name="T8">Output</text:span></text:p>
          </table:table-cell>
        </table:table-row>
        <text:soft-page-break/>
        <table:table-row table:style-name="Таблица8.2">
          <table:table-cell table:style-name="Таблица8.A2" office:value-type="string">
            <text:p text:style-name="P7"><text:span text:style-name="T24">[1, 2, 4, 5, 6, 7],</text:span></text:p>
            <text:p text:style-name="P7"><text:span text:style-name="T24">['add 1 8', 'contains 1', 'contains 3', 'print']</text:span></text:p>
          </table:table-cell>
          <table:table-cell table:style-name="Таблица8.B2" office:value-type="string">
            <text:p text:style-name="P7"><text:span text:style-name="T24">0</text:span></text:p>
            <text:p text:style-name="P7"><text:span text:style-name="T24">-1</text:span></text:p>
            <text:p text:style-name="P7"><text:span text:style-name="T24">[ 1, 8, 2, 4, 5, 6, 7 ]</text:span></text:p>
          </table:table-cell>
        </table:table-row>
        <table:table-row table:style-name="Таблица8.3">
          <table:table-cell table:style-name="Таблица8.A2" office:value-type="string">
            <text:p text:style-name="P7"><text:span text:style-name="T25">[1, 2, 3, 4, 5],</text:span></text:p>
            <text:p text:style-name="P7"><text:span text:style-name="T25">['addMany 5 9 8 7 6 5', 'contains 15', 'remove 3', 'shift 1', 'print']</text:span></text:p>
          </table:table-cell>
          <table:table-cell table:style-name="Таблица8.B3" office:value-type="string">
            <text:p text:style-name="P7"><text:span text:style-name="T25">-1</text:span></text:p>
            <text:p text:style-name="P7"><text:span text:style-name="T25">[ 2, 3, 5, 9, 8, 7, 6, 5, 1 ]</text:span></text:p>
          </table:table-cell>
        </table:table-row>
      </table:table>
      <text:p text:style-name="P2"/>
      <text:h text:style-name="P19" text:outline-level="1"><text:span text:style-name="T35">9. *Gladiator Inventory</text:span></text:h>
      <text:p text:style-name="Standard"><text:span text:style-name="T35">As a gladiator, Peter has cool Inventory. He loves to buy new equipment. You are given Peter’s inventory with all of his equipment -&gt; strings, separated by whitespace. </text:span></text:p>
      <text:p text:style-name="Standard"><text:span text:style-name="T35">You may receive the following commands:</text:span></text:p>
      <text:list xml:id="list1682623466" text:style-name="WWNum13">
        <text:list-item>
          <text:p text:style-name="P31"><text:span text:style-name="T35">Buy {equipment}</text:span></text:p>
        </text:list-item>
        <text:list-item>
          <text:p text:style-name="P31"><text:span text:style-name="T35">Trash {equipment}</text:span></text:p>
        </text:list-item>
        <text:list-item>
          <text:p text:style-name="P31"><text:span text:style-name="T35">Repair {equipment}</text:span></text:p>
        </text:list-item>
        <text:list-item>
          <text:p text:style-name="P31"><text:span text:style-name="T35">Upgrade {equipment}-{upgrade}</text:span></text:p>
        </text:list-item>
      </text:list>
      <text:p text:style-name="Standard"><text:span text:style-name="T35">If you receive </text:span><text:span text:style-name="T13">Buy</text:span><text:span text:style-name="T8"> command</text:span><text:span text:style-name="T35">, you should </text:span><text:span text:style-name="T8">add</text:span><text:span text:style-name="T35"> the equipment at last position in the inventory, but only if it isn't bought already.</text:span></text:p>
      <text:p text:style-name="Standard"><text:span text:style-name="T35">If you receive </text:span><text:span text:style-name="T13">Trash</text:span><text:span text:style-name="T8"> command</text:span><text:span text:style-name="T35">, </text:span><text:span text:style-name="T8">delete</text:span><text:span text:style-name="T35"> the equipment if it exists.</text:span></text:p>
      <text:p text:style-name="Standard"><text:span text:style-name="T35">If you receive </text:span><text:span text:style-name="T13">Repair</text:span><text:span text:style-name="T8"> command</text:span><text:span text:style-name="T35">, you should </text:span><text:span text:style-name="T8">repair</text:span><text:span text:style-name="T35"> the equipment if it exists and place it on </text:span><text:span text:style-name="T8">last position</text:span><text:span text:style-name="T35">.</text:span></text:p>
      <text:p text:style-name="Standard"><text:span text:style-name="T35">If you receive </text:span><text:span text:style-name="T13">Upgrade</text:span><text:span text:style-name="T8"> command</text:span><text:span text:style-name="T35">, you should check if the equipment exists and </text:span><text:span text:style-name="T8">insert</text:span><text:span text:style-name="T35"> after it the upgrade in the following format: </text:span><text:span text:style-name="T24">"</text:span><text:span text:style-name="T13">{equipment}:{upgrade}";</text:span></text:p>
      <text:h text:style-name="Heading_20_3" text:outline-level="3">Input / Consrtaints</text:h>
      <text:p text:style-name="Standard"><text:span text:style-name="T35">You will receive an </text:span><text:span text:style-name="Strong"><text:span text:style-name="T24">array</text:span></text:span><text:span text:style-name="Strong"><text:span text:style-name="T35"> of strings</text:span></text:span><text:span text:style-name="T35">. Each element of the array is a command.</text:span></text:p>
      <text:list xml:id="list2337719916" text:style-name="WWNum12">
        <text:list-item>
          <text:p text:style-name="P26"><text:span text:style-name="T35">In the </text:span><text:span text:style-name="Strong"><text:span text:style-name="T35">first input element,</text:span></text:span><text:span text:style-name="T35"> you will receive Peter's </text:span><text:span text:style-name="T8">inventory</text:span><text:span text:style-name="T35"> – sequence of equipment names, separated by space.</text:span></text:p>
        </text:list-item>
      </text:list>
      <text:h text:style-name="Heading_20_3" text:outline-level="3">Output</text:h>
      <text:p text:style-name="Standard"><text:span text:style-name="T35">As output you must print Peter's </text:span><text:span text:style-name="T8">inventory</text:span><text:span text:style-name="T35">. </text:span></text:p>
      <text:h text:style-name="Heading_20_3" text:outline-level="3">Constraints</text:h>
      <text:list xml:id="list1893397846" text:style-name="WWNum11">
        <text:list-item>
          <text:p text:style-name="P27"><text:span text:style-name="T35">The</text:span><text:span text:style-name="T8"> command will always be valid.</text:span></text:p>
        </text:list-item>
        <text:list-item>
          <text:p text:style-name="P27"><text:span text:style-name="T35">The </text:span><text:span text:style-name="T8">equipment </text:span><text:span text:style-name="T35">and </text:span><text:span text:style-name="T8">Upgrade</text:span><text:span text:style-name="T35"> will be strings and will contain any character, except </text:span><text:span text:style-name="T8">'-'</text:span><text:span text:style-name="T35">.</text:span></text:p>
        </text:list-item>
      </text:list>
      <text:list xml:id="list1918249523" text:style-name="WWNum10">
        <text:list-item>
          <text:p text:style-name="P28"><text:span text:style-name="T35">Allowed working </text:span><text:span text:style-name="T8">time</text:span><text:span text:style-name="T35"> / </text:span><text:span text:style-name="T8">memory</text:span><text:span text:style-name="T35">: </text:span><text:span text:style-name="T8">100ms</text:span><text:span text:style-name="T35"> / </text:span><text:span text:style-name="T8">16MB</text:span><text:span text:style-name="T35">.</text:span></text:p>
        </text:list-item>
      </text:list>
      <text:p text:style-name="Standard"><text:span text:style-name="Strong"><text:span text:style-name="T47">Scroll down to see examples.</text:span></text:span></text:p>
      <text:h text:style-name="Heading_20_3" text:outline-level="3"><text:soft-page-break/>Examples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 table:style-name="Таблица9.1">
          <table:table-cell table:style-name="Таблица9.A1" office:value-type="string">
            <text:p text:style-name="P8"><text:span text:style-name="T8">Input</text:span></text:p>
          </table:table-cell>
          <table:table-cell table:style-name="Таблица9.A1" office:value-type="string">
            <text:p text:style-name="P8"><text:span text:style-name="T8">Output</text:span></text:p>
          </table:table-cell>
          <table:table-cell table:style-name="Таблица9.A1" office:value-type="string">
            <text:p text:style-name="P8"><text:span text:style-name="T8">Comment</text:span></text:p>
          </table:table-cell>
        </table:table-row>
        <table:table-row table:style-name="Таблица9.2">
          <table:table-cell table:style-name="Таблица9.A2" office:value-type="string">
            <text:p text:style-name="P32"><text:span text:style-name="T48">['SWORD Shield Spear',</text:span></text:p>
            <text:p text:style-name="P32"><text:span text:style-name="T48">'Buy Bag',</text:span></text:p>
            <text:p text:style-name="P32"><text:span text:style-name="T48">'Trash Shield',</text:span></text:p>
            <text:p text:style-name="P32"><text:span text:style-name="T48">'Repair Spear',</text:span></text:p>
            <text:p text:style-name="P32"><text:span text:style-name="T48">'Upgrade SWORD-Steel']</text:span></text:p>
          </table:table-cell>
          <table:table-cell table:style-name="Таблица9.B2" office:value-type="string">
            <text:p text:style-name="P32"><text:span text:style-name="T48">SWORD SWORD:Steel Bag Spear</text:span></text:p>
          </table:table-cell>
          <table:table-cell table:style-name="Таблица9.C2" office:value-type="string">
            <text:p text:style-name="P32"><text:span text:style-name="T44">We receive the inventory =&gt; SWORD, Shield, Spear</text:span></text:p>
            <text:p text:style-name="P32"><text:span text:style-name="T44">We Buy Bag =&gt; SWORD, Shield, Spear, Bag</text:span></text:p>
            <text:p text:style-name="P32"><text:span text:style-name="T44">Trash Shield =&gt; SWORD, Spear, Bag</text:span></text:p>
            <text:p text:style-name="P32"><text:span text:style-name="T44">Repair Spear =&gt; SWORD, Bag, Spear</text:span></text:p>
            <text:p text:style-name="P32"><text:span text:style-name="T44">We add Upgrade =&gt; SWORD, SWORD:Steel, Bag,Spear</text:span></text:p>
            <text:p text:style-name="P32"><text:span text:style-name="T44">We print the inventory.</text:span></text:p>
          </table:table-cell>
        </table:table-row>
        <table:table-row table:style-name="Таблица9.2">
          <table:table-cell table:style-name="Таблица9.A3" office:value-type="string">
            <text:p text:style-name="P32"><text:span text:style-name="T48">['SWORD Shield Spear',</text:span></text:p>
            <text:p text:style-name="P32"><text:span text:style-name="T48">'Trash Bow',</text:span></text:p>
            <text:p text:style-name="P32"><text:span text:style-name="T48">'Repair Shield',</text:span></text:p>
            <text:p text:style-name="P32"><text:span text:style-name="T48">'Upgrade Helmet-V']</text:span></text:p>
          </table:table-cell>
          <table:table-cell table:style-name="Таблица9.B3" office:value-type="string">
            <text:p text:style-name="P32"><text:span text:style-name="T48">SWORD Spear Shield</text:span></text:p>
          </table:table-cell>
          <table:table-cell table:style-name="Таблица9.C3" office:value-type="string">
            <text:p text:style-name="P33"/>
          </table:table-cell>
        </table:table-row>
      </table:table>
      <text:list xml:id="list641569838" text:style-name="WWNum18">
        <text:list-item>
          <text:h text:style-name="P20" text:outline-level="1">*Build a Wall </text:h>
        </text:list-item>
      </text:list>
      <text:p text:style-name="Standard"><text:span text:style-name="T35">Write a program that keeps track of the construction of a </text:span><text:span text:style-name="T8">30-foot</text:span><text:span text:style-name="T35"> wall. You will be given an </text:span><text:span text:style-name="T13">array</text:span><text:span text:style-name="T8"> of strings</text:span><text:span text:style-name="T35"> that must be </text:span><text:span text:style-name="T8">parsed</text:span><text:span text:style-name="T35"> as </text:span><text:span text:style-name="T8">numbers</text:span><text:span text:style-name="T35">, representing the initial height of mile-long sections of the wall, in feet. Each section has its own construction crew that can </text:span><text:span text:style-name="T13">add</text:span><text:span text:style-name="T8"> 1</text:span><text:span text:style-name="T35"> foot of height per day by using 195 cubic yards of concrete. All crews work simultaneously (see examples), meaning all sections that aren't completed (are less than 30 feet high) </text:span><text:span text:style-name="T8">grow</text:span><text:span text:style-name="T35"> by 1 foot every day. When a section of the wall is complete, its crew is relieved. </text:span></text:p>
      <text:p text:style-name="Standard"><text:span text:style-name="T35">Your program needs to keep track of how much concrete is used </text:span><text:span text:style-name="T8">daily</text:span><text:span text:style-name="T35"> until the completion of the entire wall. At the end, print on a single line, separated by comma and space, the amount of </text:span><text:span text:style-name="T8">concrete</text:span><text:span text:style-name="T35"> used each </text:span><text:span text:style-name="T8">day</text:span><text:span text:style-name="T35">, and on a second line, the </text:span><text:span text:style-name="T8">final</text:span><text:span text:style-name="T8"> </text:span><text:span text:style-name="T8">cost</text:span><text:span text:style-name="T35"> of the wall. One cubic yard of concrete costs </text:span><text:span text:style-name="T8">1900</text:span><text:span text:style-name="T35"> pesos. </text:span></text:p>
      <text:h text:style-name="Heading_20_3" text:outline-level="3">Input </text:h>
      <text:p text:style-name="Standard"><text:span text:style-name="T35">Your program will receive an </text:span><text:span text:style-name="T8">array of strings</text:span><text:span text:style-name="T35"> representing </text:span><text:span text:style-name="T8">numbers as a parameter</text:span><text:span text:style-name="T35">. </text:span></text:p>
      <text:h text:style-name="Heading_20_3" text:outline-level="3">Output </text:h>
      <text:p text:style-name="Standard"><text:span text:style-name="T35">Print on the console on </text:span><text:span text:style-name="T8">one line</text:span><text:span text:style-name="T35"> the</text:span><text:span text:style-name="T8"> amount of concrete used each day separated by comma and space</text:span><text:span text:style-name="T35">, and on a </text:span><text:span text:style-name="T8">second line</text:span><text:span text:style-name="T35">, the </text:span><text:span text:style-name="T8">final cost</text:span><text:span text:style-name="T35"> of the wall. </text:span></text:p>
      <text:h text:style-name="Heading_20_3" text:outline-level="3">Constraints </text:h>
      <text:list xml:id="list95244763622759" text:continue-list="list1918249523" text:style-name="WWNum10">
        <text:list-item>
          <text:p text:style-name="P28"><text:span text:style-name="T35">The wall may contain up to 2000 sections (2000 elements in the initial array) </text:span></text:p>
        </text:list-item>
        <text:list-item>
          <text:p text:style-name="P28"><text:span text:style-name="T35">Starting height for each section is within range [0…30] </text:span></text:p>
        </text:list-item>
      </text:list>
      <text:h text:style-name="Heading_20_3" text:outline-level="3">Examples </text:h>
      <table:table table:name="Таблица10" table:style-name="Таблица10">
        <table:table-column table:style-name="Таблица10.A"/>
        <table:table-column table:style-name="Таблица10.B"/>
        <table:table-row table:style-name="Таблица10.1">
          <table:table-cell table:style-name="Таблица10.A1" office:value-type="string">
            <text:p text:style-name="P8"><text:span text:style-name="T8">Input</text:span></text:p>
          </table:table-cell>
          <table:table-cell table:style-name="Таблица10.A1" office:value-type="string">
            <text:p text:style-name="P8"><text:span text:style-name="T8">Output</text:span></text:p>
          </table:table-cell>
        </table:table-row>
        <table:table-row table:style-name="Таблица10.2">
          <table:table-cell table:style-name="Таблица10.A2" office:value-type="string">
            <text:p text:style-name="P32"><text:span text:style-name="T48">[21, 25, 28]</text:span></text:p>
          </table:table-cell>
          <table:table-cell table:style-name="Таблица10.B2" office:value-type="string">
            <text:p text:style-name="P7"><text:span text:style-name="T24">585, 585, 390, 390, 390, 195, 195, 195, 195 </text:span></text:p>
            <text:p text:style-name="P7"><text:span text:style-name="T24">5928000 pesos</text:span></text:p>
          </table:table-cell>
        </table:table-row>
      </table:table>
      <text:h text:style-name="Heading_20_3" text:outline-level="3"><text:soft-page-break/>Explanation </text:h>
      <text:p text:style-name="Standard"><text:span text:style-name="T35">On the first day, all </text:span><text:span text:style-name="T8">three</text:span><text:span text:style-name="T35"> crews work, each adding 1 </text:span><text:span text:style-name="T8">foot</text:span><text:span text:style-name="T35"> to their section, 585 cubic yards total (3 x 195). On the second day, it's the same with the last section reaching 30 feet and its crew being </text:span><text:span text:style-name="T8">relieved</text:span><text:span text:style-name="T35"> (marked in red while they don't work). On the third day, only </text:span><text:span text:style-name="T8">two</text:span><text:span text:style-name="T35"> crews work, using up 390 cubic yards total. This continues for 2 more days, with the second section reaching 30 feet. In the remaining 4 days, only 1 crew works, using 195 cubic yards every day. Over the entire period, 3120 cubic yards of concrete were used, costing 5'928'000 pesos. And that was for just 3 miles, imagine 2000! </text:span></text:p>
      <table:table table:name="Таблица11" table:style-name="Таблица11">
        <table:table-column table:style-name="Таблица11.A"/>
        <table:table-column table:style-name="Таблица11.B"/>
        <table:table-row table:style-name="Таблица11.1">
          <table:table-cell table:style-name="Таблица11.A1" office:value-type="string">
            <text:p text:style-name="P7"><text:span text:style-name="T8">Starting </text:span></text:p>
          </table:table-cell>
          <table:table-cell table:style-name="Таблица11.A1" office:value-type="string">
            <text:p text:style-name="P7"><text:span text:style-name="T8">[21, 25, 28] </text:span></text:p>
          </table:table-cell>
        </table:table-row>
        <table:table-row table:style-name="Таблица11.1">
          <table:table-cell table:style-name="Таблица11.A1" office:value-type="string">
            <text:p text:style-name="P7"><text:span text:style-name="T8">Day 1 </text:span></text:p>
          </table:table-cell>
          <table:table-cell table:style-name="Таблица11.A1" office:value-type="string">
            <text:p text:style-name="P7"><text:span text:style-name="T8">[22, 26, 29] </text:span></text:p>
          </table:table-cell>
        </table:table-row>
        <table:table-row table:style-name="Таблица11.1">
          <table:table-cell table:style-name="Таблица11.A1" office:value-type="string">
            <text:p text:style-name="P7"><text:span text:style-name="T8">Day 2 </text:span></text:p>
          </table:table-cell>
          <table:table-cell table:style-name="Таблица11.A1" office:value-type="string">
            <text:p text:style-name="P7"><text:span text:style-name="T8">[23, 27, 30] </text:span></text:p>
          </table:table-cell>
        </table:table-row>
        <table:table-row table:style-name="Таблица11.1">
          <table:table-cell table:style-name="Таблица11.A1" office:value-type="string">
            <text:p text:style-name="P7"><text:span text:style-name="T8">Day 3 </text:span></text:p>
          </table:table-cell>
          <table:table-cell table:style-name="Таблица11.A1" office:value-type="string">
            <text:p text:style-name="P7"><text:span text:style-name="T8">[24, 28, </text:span><text:span text:style-name="T49">30</text:span><text:span text:style-name="T8">] </text:span></text:p>
          </table:table-cell>
        </table:table-row>
        <table:table-row table:style-name="Таблица11.1">
          <table:table-cell table:style-name="Таблица11.A1" office:value-type="string">
            <text:p text:style-name="P7"><text:span text:style-name="T8">Day 4</text:span></text:p>
          </table:table-cell>
          <table:table-cell table:style-name="Таблица11.A1" office:value-type="string">
            <text:p text:style-name="P7"><text:span text:style-name="T8">[25, 25, </text:span><text:span text:style-name="T49">30</text:span><text:span text:style-name="T8">] </text:span></text:p>
          </table:table-cell>
        </table:table-row>
        <table:table-row table:style-name="Таблица11.1">
          <table:table-cell table:style-name="Таблица11.A1" office:value-type="string">
            <text:p text:style-name="P7"><text:span text:style-name="T8">Day 5</text:span></text:p>
          </table:table-cell>
          <table:table-cell table:style-name="Таблица11.A1" office:value-type="string">
            <text:p text:style-name="P7"><text:span text:style-name="T8">[26, 30, </text:span><text:span text:style-name="T49">30</text:span><text:span text:style-name="T8">] </text:span></text:p>
          </table:table-cell>
        </table:table-row>
        <table:table-row table:style-name="Таблица11.1">
          <table:table-cell table:style-name="Таблица11.A1" office:value-type="string">
            <text:p text:style-name="P7"><text:span text:style-name="T8">Day 6</text:span></text:p>
          </table:table-cell>
          <table:table-cell table:style-name="Таблица11.A1" office:value-type="string">
            <text:p text:style-name="P7"><text:span text:style-name="T8">[27, </text:span><text:span text:style-name="T49">30</text:span><text:span text:style-name="T8">, </text:span><text:span text:style-name="T49">30</text:span><text:span text:style-name="T8">] </text:span></text:p>
          </table:table-cell>
        </table:table-row>
        <table:table-row table:style-name="Таблица11.1">
          <table:table-cell table:style-name="Таблица11.A1" office:value-type="string">
            <text:p text:style-name="P7"><text:span text:style-name="T8">Day 7</text:span></text:p>
          </table:table-cell>
          <table:table-cell table:style-name="Таблица11.A1" office:value-type="string">
            <text:p text:style-name="P7"><text:span text:style-name="T8">[28, </text:span><text:span text:style-name="T49">30</text:span><text:span text:style-name="T8">, </text:span><text:span text:style-name="T49">30</text:span><text:span text:style-name="T8">] </text:span></text:p>
          </table:table-cell>
        </table:table-row>
        <table:table-row table:style-name="Таблица11.1">
          <table:table-cell table:style-name="Таблица11.A1" office:value-type="string">
            <text:p text:style-name="P7"><text:span text:style-name="T8">Day 8</text:span></text:p>
          </table:table-cell>
          <table:table-cell table:style-name="Таблица11.A1" office:value-type="string">
            <text:p text:style-name="P7"><text:span text:style-name="T8">[29, </text:span><text:span text:style-name="T49">30</text:span><text:span text:style-name="T8">, </text:span><text:span text:style-name="T49">30</text:span><text:span text:style-name="T8">] </text:span></text:p>
          </table:table-cell>
        </table:table-row>
        <table:table-row table:style-name="Таблица11.1">
          <table:table-cell table:style-name="Таблица11.A1" office:value-type="string">
            <text:p text:style-name="P7"><text:span text:style-name="T8">Day 9</text:span></text:p>
          </table:table-cell>
          <table:table-cell table:style-name="Таблица11.A1" office:value-type="string">
            <text:p text:style-name="P7"><text:span text:style-name="T8">[30, </text:span><text:span text:style-name="T49">30</text:span><text:span text:style-name="T8">, </text:span><text:span text:style-name="T49">30</text:span><text:span text:style-name="T8">]</text:span></text:p>
          </table:table-cell>
        </table:table-row>
      </table:table>
      <text:p text:style-name="P2"/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8"><text:span text:style-name="T8">Input</text:span></text:p>
          </table:table-cell>
          <table:table-cell table:style-name="Таблица12.A1" office:value-type="string">
            <text:p text:style-name="P11"><text:span text:style-name="T8">Output</text:span></text:p>
          </table:table-cell>
        </table:table-row>
        <table:table-row table:style-name="Таблица12.2">
          <table:table-cell table:style-name="Таблица12.A2" office:value-type="string">
            <text:p text:style-name="P32"><text:span text:style-name="T35">[17]</text:span></text:p>
          </table:table-cell>
          <table:table-cell table:style-name="Таблица12.B2" office:value-type="string">
            <text:p text:style-name="P7"><text:span text:style-name="T13">195, 195, 195, 195, 195, 195, 195, 195, 195, 195, 195, 195, 195 </text:span></text:p>
            <text:p text:style-name="P7"><text:span text:style-name="T13">4816500 pesos </text:span></text:p>
          </table:table-cell>
        </table:table-row>
      </table:table>
      <text:p text:style-name="P2"/>
      <table:table table:name="Таблица13" table:style-name="Таблица13">
        <table:table-column table:style-name="Таблица13.A"/>
        <table:table-column table:style-name="Таблица13.B"/>
        <table:table-row table:style-name="Таблица13.1">
          <table:table-cell table:style-name="Таблица13.A1" office:value-type="string">
            <text:p text:style-name="P8"><text:span text:style-name="T8">Input</text:span></text:p>
          </table:table-cell>
          <table:table-cell table:style-name="Таблица13.A1" office:value-type="string">
            <text:p text:style-name="P11"><text:span text:style-name="T8">Output</text:span></text:p>
          </table:table-cell>
        </table:table-row>
        <table:table-row table:style-name="Таблица13.2">
          <table:table-cell table:style-name="Таблица13.A2" office:value-type="string">
            <text:p text:style-name="P32"><text:span text:style-name="T35">[17, 22, 17, 19, 17]</text:span></text:p>
          </table:table-cell>
          <table:table-cell table:style-name="Таблица13.B2" office:value-type="string">
            <text:p text:style-name="P7"><text:span text:style-name="T13">975, 975, 975, 975, 975, 975, 975, 975, 780, 780, 780, 585, 585 </text:span></text:p>
            <text:p text:style-name="P7"><text:span text:style-name="T13">21489000 pesos </text:span></text:p>
          </table:table-cell>
        </table:table-row>
      </table:table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1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Wingdings" svg:font-family="Wingdings" style:font-family-generic="roman" style:font-pitch="variable" style:font-charset="x-symbol"/>
    <style:font-face style:name="Arial Unicode MS" svg:font-family="'Arial Unicode MS'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2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2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2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41cm" fo:margin-bottom="0.212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fo:margin-top="0cm" fo:margin-bottom="0.353cm" loext:contextual-spacing="false"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53cm" fo:margin-bottom="0.071cm" loext:contextual-spacing="false" fo:keep-together="always" fo:keep-with-next="always"/>
      <style:text-properties fo:color="#642d08" fo:font-size="20pt" fo:font-weight="bold" style:font-name-asian="宋体" style:font-family-asian="宋体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1" style:class="text">
      <style:paragraph-properties fo:margin-top="0.353cm" fo:margin-bottom="0.071cm" loext:contextual-spacing="false" fo:keep-together="always" fo:keep-with-next="always"/>
      <style:text-properties fo:color="#7c380a" fo:font-size="18pt" fo:font-weight="bold" style:font-name-asian="宋体" style:font-family-asian="宋体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12cm" fo:margin-bottom="0.071cm" loext:contextual-spacing="false" fo:keep-together="always" fo:keep-with-next="always"/>
      <style:text-properties fo:color="#8f400b" fo:font-size="16pt" fo:font-weight="bold" style:font-name-asian="宋体" style:font-family-asian="宋体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12cm" fo:margin-bottom="0.071cm" loext:contextual-spacing="false" fo:keep-together="always" fo:keep-with-next="always"/>
      <style:text-properties fo:color="#a34a0d" fo:font-size="14pt" fo:font-weight="bold" style:font-name-asian="宋体" style:font-family-asian="宋体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41cm" fo:margin-bottom="0cm" loext:contextual-spacing="false" fo:keep-together="always" fo:keep-with-next="always"/>
      <style:text-properties fo:color="#b2500e" fo:font-weight="bold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.141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141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.141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141cm" fo:margin-bottom="0.212cm" loext:contextual-spacing="true" fo:text-indent="0cm" style:auto-text-indent="false"/>
    </style:style>
    <style:style style:name="Code" style:family="paragraph" style:parent-style-name="Standard" style:default-outline-level="">
      <style:text-properties style:font-name="Consolas" fo:font-family="Consolas" style:font-family-generic="roman" style:font-pitch="variable" fo:font-weight="bold" style:font-weight-asian="bold"/>
    </style:style>
    <style:style style:name="Body" style:family="paragraph" style:default-outline-level="">
      <style:paragraph-properties fo:margin-top="0.141cm" fo:margin-bottom="0.212cm" loext:contextual-spacing="false" fo:text-align="start" style:justify-single-word="false" fo:orphans="2" fo:widows="2" fo:padding="0cm" fo:border="none" style:writing-mode="lr-tb"/>
      <style:text-properties fo:color="#000000" style:font-name="Calibri" fo:font-family="Calibri" style:font-family-generic="roman" style:font-pitch="variable" fo:language="da" fo:country="DK" style:text-underline-style="none" style:font-name-asian="Calibri2" style:font-family-asian="Calibri" style:font-family-generic-asian="system" style:font-pitch-asian="variable" style:language-asian="bg" style:country-asian="BG" style:font-name-complex="Calibri2" style:font-family-complex="Calibri" style:font-family-generic-complex="system" style:font-pitch-complex="variable" loext:padding="0cm" loext:border="non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642d08" fo:font-size="20pt" fo:font-weight="bold" style:font-name-asian="宋体" style:font-family-asian="宋体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7c380a" fo:font-size="18pt" fo:font-weight="bold" style:font-name-asian="宋体" style:font-family-asian="宋体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color="#8f400b" fo:font-size="16pt" fo:font-weight="bold" style:font-name-asian="宋体" style:font-family-asian="宋体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4_20_Char" style:display-name="Heading 4 Char" style:family="text" style:parent-style-name="Default_20_Paragraph_20_Font">
      <style:text-properties fo:color="#a34a0d" fo:font-size="14pt" fo:font-weight="bold" style:font-name-asian="宋体" style:font-family-asian="宋体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5_20_Char" style:display-name="Heading 5 Char" style:family="text" style:parent-style-name="Default_20_Paragraph_20_Font">
      <style:text-properties fo:color="#b2500e" fo:font-weight="bold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Code_20_Char" style:display-name="Code Char" style:family="text" style:parent-style-name="Default_20_Paragraph_20_Font">
      <style:text-properties style:font-name="Consolas" fo:font-family="Consolas" style:font-family-generic="roman" style:font-pitch="variable" fo:font-weight="bold" style:font-weight-asian="bold"/>
    </style:style>
    <style:style style:name="_5f_tgc" style:display-name="_tgc" style:family="text" style:parent-style-name="Default_20_Paragraph_20_Font"/>
    <style:style style:name="List_20_Paragraph_20_Char" style:display-name="List Paragraph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19" style:display-name="ListLabel 1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20" style:display-name="ListLabel 2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21" style:display-name="ListLabel 2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22" style:display-name="ListLabel 2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23" style:display-name="ListLabel 2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24" style:display-name="ListLabel 2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25" style:display-name="ListLabel 2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26" style:display-name="ListLabel 2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27" style:display-name="ListLabel 2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29" style:display-name="ListLabel 29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30" style:display-name="ListLabel 30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31" style:display-name="ListLabel 31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32" style:display-name="ListLabel 32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33" style:display-name="ListLabel 33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34" style:display-name="ListLabel 34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35" style:display-name="ListLabel 35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36" style:display-name="ListLabel 36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37" style:display-name="ListLabel 3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38" style:display-name="ListLabel 3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39" style:display-name="ListLabel 3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40" style:display-name="ListLabel 4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41" style:display-name="ListLabel 4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42" style:display-name="ListLabel 4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43" style:display-name="ListLabel 4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44" style:display-name="ListLabel 4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45" style:display-name="ListLabel 4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46" style:display-name="ListLabel 46" style:family="text">
      <style:text-properties style:font-name="Consolas" fo:font-family="Consolas" style:font-family-generic="roman" style:font-pitch="variable" fo:font-weight="bold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fo:color="#0882de" fo:font-size="8.5pt" style:font-size-asian="8.5pt" style:font-size-complex="8.5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Imported_20_Style_20_1" style:display-name="Imported Style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Imported_20_Style_20_2" style:display-name="Imported Style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69cm" fo:margin-left="3.175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69cm" fo:margin-left="6.985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69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0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69cm" fo:margin-left="3.175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69cm" fo:margin-left="6.985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69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9" style:num-suffix="·" text:bullet-char="·">
        <style:list-level-properties text:list-level-position-and-space-mode="label-alignment">
          <style:list-level-label-alignment text:label-followed-by="listtab" text:list-tab-stop-position="1.27cm" fo:text-indent="-0.635cm" fo:margin-left="1.351cm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2.621cm" fo:text-indent="-0.716cm" fo:margin-left="2.702cm"/>
        </style:list-level-properties>
        <style:text-properties style:font-name="Arial Unicode MS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3.891cm" fo:text-indent="-0.716cm" fo:margin-left="3.972cm"/>
        </style:list-level-properties>
        <style:text-properties style:font-name="Arial Unicode MS"/>
      </text:list-level-style-bullet>
      <text:list-level-style-bullet text:level="4" text:style-name="ListLabel_20_22" style:num-suffix="·" text:bullet-char="·">
        <style:list-level-properties text:list-level-position-and-space-mode="label-alignment">
          <style:list-level-label-alignment text:label-followed-by="listtab" text:list-tab-stop-position="5.161cm" fo:text-indent="-0.716cm" fo:margin-left="5.242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6.431cm" fo:text-indent="-0.716cm" fo:margin-left="6.512cm"/>
        </style:list-level-properties>
        <style:text-properties style:font-name="Arial Unicode MS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7.701cm" fo:text-indent="-0.716cm" fo:margin-left="7.782cm"/>
        </style:list-level-properties>
        <style:text-properties style:font-name="Arial Unicode MS"/>
      </text:list-level-style-bullet>
      <text:list-level-style-bullet text:level="7" text:style-name="ListLabel_20_25" style:num-suffix="·" text:bullet-char="·">
        <style:list-level-properties text:list-level-position-and-space-mode="label-alignment">
          <style:list-level-label-alignment text:label-followed-by="listtab" text:list-tab-stop-position="8.971cm" fo:text-indent="-0.716cm" fo:margin-left="9.052cm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text:list-tab-stop-position="10.241cm" fo:text-indent="-0.716cm" fo:margin-left="10.322cm"/>
        </style:list-level-properties>
        <style:text-properties style:font-name="Arial Unicode MS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11.511cm" fo:text-indent="-0.716cm" fo:margin-left="11.592cm"/>
        </style:list-level-properties>
        <style:text-properties style:font-name="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text:list-tab-stop-position="18.034cm" fo:text-indent="-0.63cm" fo:margin-left="0.63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text:list-tab-stop-position="18.034cm" fo:text-indent="-0.63cm" fo:margin-left="1.9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>
          <style:list-level-label-alignment text:label-followed-by="listtab" text:list-tab-stop-position="18.034cm" fo:text-indent="-0.684cm" fo:margin-left="3.17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text:list-tab-stop-position="18.034cm" fo:text-indent="-0.63cm" fo:margin-left="4.44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text:list-tab-stop-position="18.034cm" fo:text-indent="-0.63cm" fo:margin-left="5.71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>
          <style:list-level-label-alignment text:label-followed-by="listtab" text:list-tab-stop-position="18.034cm" fo:text-indent="-0.684cm" fo:margin-left="6.98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text:list-tab-stop-position="18.034cm" fo:text-indent="-0.63cm" fo:margin-left="8.25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text:list-tab-stop-position="18.034cm" fo:text-indent="-0.63cm" fo:margin-left="9.52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>
          <style:list-level-label-alignment text:label-followed-by="listtab" text:list-tab-stop-position="18.034cm" fo:text-indent="-0.684cm" fo:margin-left="10.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7" style:num-suffix="·" text:bullet-char="·">
        <style:list-level-properties text:list-level-position-and-space-mode="label-alignment">
          <style:list-level-label-alignment text:label-followed-by="listtab" text:list-tab-stop-position="18.034cm" fo:text-indent="-0.635cm" fo:margin-left="1.27cm"/>
        </style:list-level-properties>
        <style:text-properties style:font-name="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text:list-tab-stop-position="18.034cm" fo:text-indent="-0.635cm" fo:margin-left="2.54cm"/>
        </style:list-level-properties>
        <style:text-properties style:font-name="Arial Unicode MS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text:list-tab-stop-position="18.034cm" fo:text-indent="-0.635cm" fo:margin-left="3.81cm"/>
        </style:list-level-properties>
        <style:text-properties style:font-name="Arial Unicode MS"/>
      </text:list-level-style-bullet>
      <text:list-level-style-bullet text:level="4" text:style-name="ListLabel_20_40" style:num-suffix="·" text:bullet-char="·">
        <style:list-level-properties text:list-level-position-and-space-mode="label-alignment">
          <style:list-level-label-alignment text:label-followed-by="listtab" text:list-tab-stop-position="18.034cm" fo:text-indent="-0.635cm" fo:margin-left="5.08cm"/>
        </style:list-level-properties>
        <style:text-properties style:font-name="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text:list-tab-stop-position="18.034cm" fo:text-indent="-0.635cm" fo:margin-left="6.35cm"/>
        </style:list-level-properties>
        <style:text-properties style:font-name="Arial Unicode MS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text:list-tab-stop-position="18.034cm" fo:text-indent="-0.635cm" fo:margin-left="7.62cm"/>
        </style:list-level-properties>
        <style:text-properties style:font-name="Arial Unicode MS"/>
      </text:list-level-style-bullet>
      <text:list-level-style-bullet text:level="7" text:style-name="ListLabel_20_43" style:num-suffix="·" text:bullet-char="·">
        <style:list-level-properties text:list-level-position-and-space-mode="label-alignment">
          <style:list-level-label-alignment text:label-followed-by="listtab" text:list-tab-stop-position="18.034cm" fo:text-indent="-0.635cm" fo:margin-left="8.89cm"/>
        </style:list-level-properties>
        <style:text-properties style:font-name="Symbo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text:list-tab-stop-position="18.034cm" fo:text-indent="-0.635cm" fo:margin-left="10.16cm"/>
        </style:list-level-properties>
        <style:text-properties style:font-name="Arial Unicode MS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text:list-tab-stop-position="18.034cm" fo:text-indent="-0.635cm" fo:margin-left="11.43cm"/>
        </style:list-level-properties>
        <style:text-properties style:font-name="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style:font-name="Calibri1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style:font-name="Symbol"/>
      </text:list-level-style-bullet>
      <text:list-level-style-bullet text:level="5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style:font-name="Symbol"/>
      </text:list-level-style-bullet>
      <text:list-level-style-bullet text:level="8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 text:start-value="8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65" style:num-suffix="." style:num-format="1" text:start-value="7">
        <style:list-level-properties text:list-level-position-and-space-mode="label-alignment">
          <style:list-level-label-alignment text:label-followed-by="listtab" text:list-tab-stop-position="0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-2cm" style:auto-text-indent="false"/>
    </style:style>
    <style:style style:name="MP2" style:family="paragraph" style:parent-style-name="Frame_20_contents">
      <style:paragraph-properties fo:margin-top="0cm" fo:margin-bottom="0cm" loext:contextual-spacing="false" fo:line-height="100%"/>
      <style:text-properties fo:color="#000000"/>
    </style:style>
    <style:style style:name="MP3" style:family="paragraph">
      <loext:graphic-properties draw:fill="none"/>
      <style:paragraph-properties fo:text-align="start"/>
      <style:text-properties fo:color="#000000" fo:font-size="18pt"/>
    </style:style>
    <style:style style:name="MP4" style:family="paragraph" style:parent-style-name="Frame_20_contents">
      <style:paragraph-properties fo:margin-top="0.071cm" fo:margin-bottom="0.176cm" loext:contextual-spacing="false" fo:line-height="100%"/>
    </style:style>
    <style:style style:name="MP5" style:family="paragraph" style:parent-style-name="Frame_20_contents">
      <style:paragraph-properties fo:margin-left="1cm" fo:margin-right="0cm" fo:line-height="100%" fo:text-indent="0.501cm" style:auto-text-indent="false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 style:parent-style-name="Frame_20_contents">
      <style:paragraph-properties fo:margin-top="0.141cm" fo:margin-bottom="0cm" loext:contextual-spacing="false" fo:line-height="100%" fo:text-align="end" style:justify-single-word="false"/>
      <style:text-properties fo:color="#000000"/>
    </style:style>
    <style:style style:name="MT1" style:family="text">
      <style:text-properties fo:font-size="8.5pt" style:font-size-asian="8.5pt" style:font-size-complex="8.5pt"/>
    </style:style>
    <style:style style:name="MT2" style:family="text">
      <style:text-properties fo:color="#0882de" fo:font-size="8.5pt" style:font-size-asian="8.5pt" style:font-size-complex="8.5pt"/>
    </style:style>
    <style:style style:name="MT3" style:family="text">
      <style:text-properties fo:font-size="9pt" fo:language="bg" fo:country="BG" style:font-size-asian="9pt" style:font-size-complex="9pt"/>
    </style:style>
    <style:style style:name="MT4" style:family="text">
      <style:text-properties fo:font-size="9pt" style:font-size-asian="9pt" style:font-size-complex="9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12cm, -0.025cm, -0.012cm, -0.025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cm" fo:margin-bottom="0.016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.018cm" draw:fill="none" draw:textarea-vertical-align="middle" draw:auto-grow-height="false" fo:min-height="0.46cm" fo:min-width="1.369cm" fo:padding-top="0cm" fo:padding-bottom="0cm" fo:padding-left="0.049cm" fo:padding-right="0cm" fo:wrap-option="wrap" fo:margin-left="0.318cm" fo:margin-right="0.33cm" fo:margin-top="0cm" fo:margin-bottom="0.0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 style:parent-style-name="Frame">
      <style:graphic-properties draw:stroke="none" svg:stroke-width="0.026cm" draw:stroke-linejoin="miter" draw:fill="none" draw:textarea-vertical-align="top" draw:auto-grow-height="false" fo:min-height="1.259cm" fo:min-width="14.416cm" fo:padding-top="0.12cm" fo:padding-bottom="0.049cm" fo:padding-left="0.049cm" fo:padding-right="0.049cm" fo:wrap-option="wrap" fo:margin-left="0.318cm" fo:margin-right="0.318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984807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 style:parent-style-name="Frame">
      <style:graphic-properties draw:stroke="none" svg:stroke-width="0.018cm" draw:fill="none" draw:textarea-vertical-align="middle" draw:auto-grow-height="false" fo:min-height="0.563cm" fo:min-width="2.503cm" fo:padding-top="0cm" fo:padding-bottom="0cm" fo:padding-left="0cm" fo:padding-right="0cm" fo:wrap-option="wrap" fo:margin-left="0.318cm" fo:margin-right="0.356cm" fo:margin-top="0cm" fo:margin-bottom="0.02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.401cm" fo:margin-left="1.3cm" fo:margin-right="1.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499cm" fo:margin-left="0cm" fo:margin-right="0cm" fo:margin-top="0.39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draw:custom-shape text:anchor-type="paragraph" draw:z-index="20" draw:name="Text Box 6" draw:style-name="Mgr1" draw:text-style-name="MP3" svg:width="1.417cm" svg:height="0.459cm" svg:x="3.875cm" svg:y="0.99cm"><text:p text:style-name="MP2"><text:span text:style-name="MT1">Follow us: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3" draw:name="Text Box 16" draw:style-name="Mgr2" draw:text-style-name="MP6" svg:width="14.514cm" svg:height="1.428cm" svg:x="3.845cm" svg:y="0.247cm"><text:p text:style-name="MP4"><text:span text:style-name="MT1">© SoftUni – </text:span><text:a xlink:type="simple" xlink:href="https://softuni.org" text:style-name="ListLabel_20_69" text:visited-style-name="ListLabel_20_69"><text:span text:style-name="Internet_20_link"><text:span text:style-name="MT2">https://softuni.org</text:span></text:span></text:a><text:span text:style-name="MT1">. Copyrighted document. Unauthorized copy, reproduction or use is not permitted.</text:span><text:bookmark text:name="_Hlk24191091"/></text:p><text:p text:style-name="MP5"><draw:a xlink:type="simple" xlink:href="https://softuni.org"><draw:frame draw:style-name="Mfr1" draw:name="Picture 3" text:anchor-type="as-char" svg:width="0.499cm" svg:height="0.499cm" draw:z-index="55"><draw:image xlink:href="Pictures/100002000000018E0000018ECA8B6F8978845C50.png" xlink:type="simple" xlink:show="embed" xlink:actuate="onLoad" loext:mime-type="image/png"/></draw:frame></draw:a><text:span text:style-name="MT3"><text:s text:c="3"/></text:span><draw:a xlink:type="simple" xlink:href="https://softuni.bg"><draw:frame draw:style-name="Mfr1" draw:name="Picture 2" text:anchor-type="as-char" svg:width="0.499cm" svg:height="0.499cm" draw:z-index="62"><draw:image xlink:href="Pictures/100002010000018E0000018EBD486230B4FC5109.png" xlink:type="simple" xlink:show="embed" xlink:actuate="onLoad" loext:mime-type="image/png"/></draw:frame></draw:a><text:span text:style-name="MT3"><text:s text:c="3"/></text:span><draw:a xlink:type="simple" xlink:href="https://www.facebook.com/softuni.org"><draw:frame draw:style-name="Mfr1" draw:name="Picture 5" text:anchor-type="as-char" svg:width="0.499cm" svg:height="0.499cm" draw:z-index="69"><draw:image xlink:href="Pictures/1000020000000094000000940444C3C9D205423F.png" xlink:type="simple" xlink:show="embed" xlink:actuate="onLoad" loext:mime-type="image/png"/><svg:title>Software University @ Facebook</svg:title></draw:frame></draw:a><text:span text:style-name="MT4"><text:s text:c="3"/></text:span><draw:a xlink:type="simple" xlink:href="https://www.instagram.com/softuni_org"><draw:frame draw:style-name="Mfr1" draw:name="Picture 20" text:anchor-type="as-char" svg:width="0.499cm" svg:height="0.499cm" draw:z-index="76"><draw:image xlink:href="Pictures/10000201000000B4000000B4208AF0A64964E903.png" xlink:type="simple" xlink:show="embed" xlink:actuate="onLoad" loext:mime-type="image/png"/></draw:frame></draw:a><text:span text:style-name="MT4"><text:s text:c="3"/></text:span><draw:a xlink:type="simple" xlink:href="https://twitter.com/SoftUni1"><draw:frame draw:style-name="Mfr1" draw:name="Picture 7" text:anchor-type="as-char" svg:width="0.499cm" svg:height="0.499cm" draw:z-index="83"><draw:image xlink:href="Pictures/100002000000009400000094885D4295E8021B8C.png" xlink:type="simple" xlink:show="embed" xlink:actuate="onLoad" loext:mime-type="image/png"/><svg:title>Software University @ Twitter</svg:title></draw:frame></draw:a><text:span text:style-name="MT4"><text:s text:c="2"/></text:span><draw:a xlink:type="simple" xlink:href="https://www.youtube.com/channel/UCqvOk8tYzfRS-eDy4vs3UyA"><draw:frame draw:style-name="Mfr1" draw:name="Picture 17" text:anchor-type="as-char" svg:width="0.499cm" svg:height="0.499cm" draw:z-index="90"><draw:image xlink:href="Pictures/100002000000009400000094183D941B7D80F4B0.png" xlink:type="simple" xlink:show="embed" xlink:actuate="onLoad" loext:mime-type="image/png"/><svg:title>Software University @ YouTube</svg:title></draw:frame></draw:a><text:span text:style-name="MT4"><text:s text:c="3"/></text:span><draw:a xlink:type="simple" xlink:href="https://www.linkedin.com/company/softuni/"><draw:frame draw:style-name="Mfr2" draw:name="Picture 21" text:anchor-type="as-char" svg:width="0.499cm" svg:height="0.499cm" draw:z-index="97"><draw:image xlink:href="Pictures/10000200000001CC000001CC8D30CC1D74D8248E.png" xlink:type="simple" xlink:show="embed" xlink:actuate="onLoad" loext:mime-type="image/png"/></draw:frame></draw:a><text:span text:style-name="MT4"><text:s text:c="3"/></text:span><draw:a xlink:type="simple" xlink:href="https://github.com/SoftUni"><draw:frame draw:style-name="Mfr1" draw:name="Picture 22" text:anchor-type="as-char" svg:width="0.499cm" svg:height="0.499cm" draw:z-index="104"><draw:image xlink:href="Pictures/10000200000001A500000197197CCDDDCC66E692.png" xlink:type="simple" xlink:show="embed" xlink:actuate="onLoad" loext:mime-type="image/png"/></draw:frame></draw:a><text:span text:style-name="MT4"><text:s text:c="3"/></text:span><draw:a xlink:type="simple" xlink:href="mailto:info@softuni.org"><draw:frame draw:style-name="Mfr1" draw:name="Picture 23" text:anchor-type="as-char" svg:width="0.499cm" svg:height="0.499cm" draw:z-index="111"><draw:image xlink:href="Pictures/1000020000000094000000947840CCE6317D2720.png" xlink:type="simple" xlink:show="embed" xlink:actuate="onLoad" loext:mime-type="image/png"/><svg:title>Software University: Email Us</svg:title></draw:frame></draw:a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6" draw:name="Straight Connector 19" draw:style-name="Mgr3" draw:text-style-name="MP6" svg:x1="-0.002cm" svg:y1="0.183cm" svg:x2="18.371cm" svg:y2="0.185cm"><text:p/></draw:line><draw:custom-shape text:anchor-type="paragraph" draw:z-index="27" draw:name="Text Box 4" draw:style-name="Mgr4" draw:text-style-name="MP3" svg:width="2.502cm" svg:height="0.562cm" svg:x="15.686cm" svg:y="0.951cm"><text:p text:style-name="MP7"><text:span text:style-name="MT4">Page </text:span><text:span text:style-name="MT4"><text:page-number text:select-page="current">7</text:page-number></text:span><text:span text:style-name="MT4"><text:s/>of </text:span><text:span text:style-name="MT4"><text:page-count>7</text:page-count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a xlink:type="simple" xlink:href="https://softuni.org"><draw:frame draw:style-name="Mfr3" draw:name="Picture 1" text:anchor-type="char" svg:x="-0.03cm" svg:y="0.392cm" svg:width="3.48cm" svg:height="1.201cm" draw:z-index="34"><draw:image xlink:href="Pictures/10000200000002F4000001063CDF15509538B8F8.png" xlink:type="simple" xlink:show="embed" xlink:actuate="onLoad" loext:mime-type="image/png"/></draw:frame></draw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chnology Fundamentals - JS Arrays Advanced</dc:title>
    <dc:subject>Software Development</dc:subject>
    <meta:initial-creator>Software University</meta:initial-creator>
    <meta:keyword>Software</meta:keyword>
    <meta:keyword>University</meta:keyword>
    <meta:keyword>SoftUni</meta:keyword>
    <meta:keyword>programming</meta:keyword>
    <meta:keyword>coding</meta:keyword>
    <meta:keyword>software</meta:keyword>
    <meta:keyword>development</meta:keyword>
    <meta:keyword>education</meta:keyword>
    <meta:keyword>training</meta:keyword>
    <meta:keyword>course</meta:keyword>
    <dc:description>© SoftUni – https://softuni.org_x000d_
© Software University – https://softuni.bg_x000d_
_x000d_
Copyrighted document. Unauthorized copy, reproduction or use is not permitted.</dc:description>
    <dc:creator>Михаела Милева</dc:creator>
    <meta:editing-cycles>3</meta:editing-cycles>
    <meta:print-date>2015-10-26T22:35:00</meta:print-date>
    <meta:creation-date>2019-11-12T12:29:00</meta:creation-date>
    <dc:date>2020-05-07T09:30:00</dc:date>
    <meta:editing-duration>P0D</meta:editing-duration>
    <meta:generator>LibreOffice/6.1.3.2$Windows_X86_64 LibreOffice_project/86daf60bf00efa86ad547e59e09d6bb77c699acb</meta:generator>
    <meta:document-statistic meta:table-count="13" meta:image-count="10" meta:object-count="0" meta:page-count="8" meta:paragraph-count="260" meta:word-count="2065" meta:character-count="10924" meta:non-whitespace-character-count="9074"/>
    <meta:user-defined meta:name="AppVersion">16.0000</meta:user-defined>
    <meta:user-defined meta:name="Company">SoftUni – https://softuni.or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computer programming; programming</meta:user-defined>
    <meta:template xlink:type="simple" xlink:actuate="onRequest" xlink:title="Normal.dotm" xlink:href=""/>
  </office:meta>
</office:document-meta>
</file>